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normal" officeooo:paragraph-rsid="001a2cc1" style:font-style-asian="normal" style:font-weight-asian="normal" style:font-style-complex="normal" style:font-weight-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text-properties fo:font-size="13pt" style:font-size-asian="13pt" style:font-size-complex="13pt"/>
    </style:style>
    <style:style style:name="P13"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4"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italic" style:font-style-asian="italic" style:font-style-complex="italic"/>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style="normal" style:font-style-asian="normal" style:font-style-complex="normal"/>
    </style:style>
    <style:style style:name="P19" style:family="paragraph" style:parent-style-name="Text_20_body">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20" style:family="paragraph" style:parent-style-name="Text_20_body">
      <style:text-properties fo:language="ru" fo:country="RU"/>
    </style:style>
    <style:style style:name="P21" style:family="paragraph" style:parent-style-name="Text_20_body">
      <style:text-properties fo:language="ru" fo:country="RU" fo:font-style="italic" style:font-style-asian="italic" style:font-style-complex="italic"/>
    </style:style>
    <style:style style:name="P22" style:family="paragraph" style:parent-style-name="Text_20_body">
      <style:text-properties fo:language="ru" fo:country="RU" style:text-underline-style="solid" style:text-underline-width="auto" style:text-underline-color="font-color"/>
    </style:style>
    <style:style style:name="P23"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24" style:family="paragraph" style:parent-style-name="Text_20_body">
      <style:text-properties fo:language="ru" fo:country="RU" fo:font-style="normal" style:font-style-asian="normal" style:font-style-complex="normal"/>
    </style:style>
    <style:style style:name="P25"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fo:language="ru" fo:country="RU" fo:font-style="normal" fo:font-weight="normal" officeooo:rsid="001a2cc1" officeooo:paragraph-rsid="001a2cc1" style:font-style-asian="normal" style:font-weight-asian="normal" style:font-style-complex="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weight="bold" officeooo:paragraph-rsid="001abc64" style:font-weight-asian="bold" style:font-weight-complex="bold"/>
    </style:style>
    <style:style style:name="P29" style:family="paragraph" style:parent-style-name="Text_20_body">
      <style:paragraph-properties fo:text-align="center" style:justify-single-word="false"/>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Contents_20_1">
      <style:paragraph-properties>
        <style:tab-stops>
          <style:tab-stop style:position="19.013cm" style:type="right" style:leader-style="dotted" style:leader-text="."/>
        </style:tab-stops>
      </style:paragraph-properties>
    </style:style>
    <style:style style:name="P32" style:family="paragraph" style:parent-style-name="Contents_20_2">
      <style:paragraph-properties>
        <style:tab-stops>
          <style:tab-stop style:position="18.514cm" style:type="right" style:leader-style="dotted" style:leader-text="."/>
        </style:tab-stops>
      </style:paragraph-properties>
    </style:style>
    <style:style style:name="P33" style:family="paragraph" style:parent-style-name="Contents_20_3">
      <style:paragraph-properties>
        <style:tab-stops>
          <style:tab-stop style:position="18.015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list-style-name="L1">
      <style:text-properties fo:font-style="normal" fo:font-weight="normal" style:font-style-asian="normal" style:font-weight-asian="normal" style:font-style-complex="normal" style:font-weight-complex="normal"/>
    </style:style>
    <style:style style:name="P37"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text-properties fo:font-style="normal" fo:font-weight="normal" officeooo:rsid="001b11ff" officeooo:paragraph-rsid="001b11ff" style:font-style-asian="normal" style:font-weight-asian="normal" style:font-style-complex="normal" style:font-weight-complex="normal"/>
    </style:style>
    <style:style style:name="P39" style:family="paragraph" style:parent-style-name="Text_20_body" style:list-style-name="L2">
      <style:text-properties fo:font-style="normal" style:font-style-asian="normal" style:font-style-complex="normal"/>
    </style:style>
    <style:style style:name="P40"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41" style:family="paragraph" style:parent-style-name="Text_20_body" style:list-style-name="L9">
      <style:text-properties fo:font-style="italic" style:font-style-asian="italic" style:font-style-complex="italic"/>
    </style:style>
    <style:style style:name="P42" style:family="paragraph" style:parent-style-name="Text_20_body" style:list-style-name="L10">
      <style:text-properties fo:font-style="italic" style:font-style-asian="italic" style:font-style-complex="italic"/>
    </style:style>
    <style:style style:name="P43" style:family="paragraph" style:parent-style-name="Text_20_body" style:list-style-name="L11">
      <style:text-properties fo:font-style="italic" style:font-style-asian="italic" style:font-style-complex="italic"/>
    </style:style>
    <style:style style:name="P44" style:family="paragraph" style:parent-style-name="Text_20_body" style:list-style-name="L2">
      <style:text-properties fo:language="en" fo:country="US" fo:font-style="normal" style:font-style-asian="normal" style:font-style-complex="normal"/>
    </style:style>
    <style:style style:name="P45" style:family="paragraph" style:parent-style-name="Text_20_body" style:list-style-name="L8">
      <style:text-properties fo:language="en" fo:country="US" fo:font-style="normal" style:font-style-asian="normal" style:font-style-complex="normal"/>
    </style:style>
    <style:style style:name="P46" style:family="paragraph" style:parent-style-name="Text_20_body" style:list-style-name="L4">
      <style:text-properties fo:language="en" fo:country="US" fo:font-style="italic" style:font-style-asian="italic" style:font-style-complex="italic"/>
    </style:style>
    <style:style style:name="P47" style:family="paragraph" style:parent-style-name="Text_20_body" style:list-style-name="L5">
      <style:text-properties fo:language="en" fo:country="US" fo:font-style="italic" style:font-style-asian="italic" style:font-style-complex="italic"/>
    </style:style>
    <style:style style:name="P48" style:family="paragraph" style:parent-style-name="Text_20_body" style:list-style-name="L6">
      <style:text-properties fo:language="en" fo:country="US"/>
    </style:style>
    <style:style style:name="P49" style:family="paragraph" style:parent-style-name="Text_20_body" style:list-style-name="L3"/>
    <style:style style:name="P50" style:family="paragraph" style:parent-style-name="Text_20_body" style:list-style-name="L6">
      <style:text-properties fo:language="ru" fo:country="RU"/>
    </style:style>
    <style:style style:name="P51" style:family="paragraph" style:parent-style-name="Text_20_body" style:list-style-name="L7">
      <style:text-properties fo:language="ru" fo:country="RU" fo:font-style="normal" style:font-style-asian="normal" style:font-style-complex="normal"/>
    </style:style>
    <style:style style:name="P52" style:family="paragraph" style:parent-style-name="Text_20_body" style:list-style-name="L7">
      <style:text-properties fo:language="ru" fo:country="RU"/>
    </style:style>
    <style:style style:name="P53"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54" style:family="paragraph" style:parent-style-name="Text_20_body">
      <style:paragraph-properties fo:text-align="center" style:justify-single-word="false"/>
      <style:text-properties officeooo:rsid="001b11ff" officeooo:paragraph-rsid="001b11ff"/>
    </style:style>
    <style:style style:name="P55" style:family="paragraph" style:parent-style-name="Heading_20_1">
      <style:paragraph-properties fo:text-align="center" style:justify-single-word="false"/>
    </style:style>
    <style:style style:name="P56" style:family="paragraph" style:parent-style-name="Heading_20_1">
      <style:text-properties fo:font-style="normal" fo:font-weight="bold" style:font-style-asian="normal" style:font-weight-asian="bold" style:font-style-complex="normal" style:font-weight-complex="bold"/>
    </style:style>
    <style:style style:name="P57" style:family="paragraph" style:parent-style-name="Heading_20_1">
      <style:text-properties fo:language="ru" fo:country="RU"/>
    </style:style>
    <style:style style:name="P58" style:family="paragraph" style:parent-style-name="Heading_20_2">
      <style:text-properties fo:font-style="italic" fo:font-weight="bold" style:font-style-asian="italic" style:font-weight-asian="bold" style:font-style-complex="italic" style:font-weight-complex="bold"/>
    </style:style>
    <style:style style:name="P59" style:family="paragraph" style:parent-style-name="Heading_20_2">
      <style:text-properties fo:font-style="normal" style:font-style-asian="normal" style:font-style-complex="normal"/>
    </style:style>
    <style:style style:name="P60"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abc64"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abc6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abc64"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16pt" style:font-size-asian="16pt" style:font-size-complex="16pt"/>
    </style:style>
    <style:style style:name="T18" style:family="text">
      <style:text-properties fo:font-size="16pt" fo:language="en" fo:country="US" style:text-underline-style="none" style:font-size-asian="16pt" style:font-size-complex="16pt"/>
    </style:style>
    <style:style style:name="T19" style:family="text">
      <style:text-properties fo:font-size="13pt" style:font-size-asian="13pt" style:font-size-complex="13pt"/>
    </style:style>
    <style:style style:name="T20" style:family="text">
      <style:text-properties fo:font-size="13pt" fo:language="en" fo:country="US" fo:font-style="italic" style:font-size-asian="13pt" style:font-style-asian="italic" style:font-size-complex="13pt" style:font-style-complex="italic"/>
    </style:style>
    <style:style style:name="T21"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22"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23" style:family="text">
      <style:text-properties fo:font-size="13pt" fo:language="en" fo:country="US" fo:font-style="normal" style:font-size-asian="13pt" style:font-style-asian="normal" style:font-size-complex="13pt" style:font-style-complex="normal"/>
    </style:style>
    <style:style style:name="T24"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25"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26"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27" style:family="text">
      <style:text-properties fo:font-size="13pt" fo:language="en" fo:country="US" style:text-underline-style="none" style:font-size-asian="13pt" style:font-size-complex="13pt"/>
    </style:style>
    <style:style style:name="T28" style:family="text">
      <style:text-properties fo:font-size="13pt" fo:language="ru" fo:country="RU" fo:font-style="normal" style:font-size-asian="13pt" style:font-style-asian="normal" style:font-size-complex="13pt" style:font-style-complex="normal"/>
    </style:style>
    <style:style style:name="T29"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30"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31" style:family="text">
      <style:text-properties fo:font-size="13pt" fo:language="ru" fo:country="RU" fo:font-weight="bold" style:font-size-asian="13pt" style:font-weight-asian="bold" style:font-size-complex="13pt" style:font-weight-complex="bold"/>
    </style:style>
    <style:style style:name="T32" style:family="text">
      <style:text-properties fo:font-size="13pt" fo:language="ru" fo:country="RU" fo:font-weight="normal" style:font-size-asian="13pt" style:font-weight-asian="normal" style:font-size-complex="13pt" style:font-weight-complex="normal"/>
    </style:style>
    <style:style style:name="T33"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34" style:family="text">
      <style:text-properties fo:font-size="13pt" fo:font-style="normal" style:font-size-asian="13pt" style:font-style-asian="normal" style:font-size-complex="13pt" style:font-style-complex="normal"/>
    </style:style>
    <style:style style:name="T3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font-size="13pt" fo:font-style="normal" fo:font-weight="bold" style:font-size-asian="13pt" style:font-style-asian="normal" style:font-weight-asian="bold" style:font-size-complex="13pt" style:font-style-complex="normal" style:font-weight-complex="bold"/>
    </style:style>
    <style:style style:name="T37"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font-size="13pt" fo:font-style="italic" fo:font-weight="bold" style:font-size-asian="13pt" style:font-style-asian="italic" style:font-weight-asian="bold" style:font-size-complex="13pt" style:font-style-complex="italic" style:font-weight-complex="bold"/>
    </style:style>
    <style:style style:name="T40" style:family="text">
      <style:text-properties fo:font-size="13pt" style:text-underline-style="none" style:font-size-asian="13pt" style:font-size-complex="13pt"/>
    </style:style>
    <style:style style:name="T41" style:family="text">
      <style:text-properties fo:language="en" fo:country="US"/>
    </style:style>
    <style:style style:name="T42" style:family="text">
      <style:text-properties fo:language="en" fo:country="US" fo:font-style="normal" fo:font-weight="normal" style:font-style-asian="normal" style:font-weight-asian="normal" style:font-style-complex="normal" style:font-weight-complex="normal"/>
    </style:style>
    <style:style style:name="T43" style:family="text">
      <style:text-properties fo:language="en" fo:country="US" fo:font-weight="normal" style:font-weight-asian="normal" style:font-weight-complex="normal"/>
    </style:style>
    <style:style style:name="T44" style:family="text">
      <style:text-properties fo:language="en" fo:country="US" fo:font-style="italic" style:font-style-asian="italic" style:font-style-complex="italic"/>
    </style:style>
    <style:style style:name="T45" style:family="text">
      <style:text-properties fo:language="en" fo:country="US" fo:font-style="italic" style:text-underline-style="none" fo:font-weight="normal" style:font-style-asian="italic" style:font-weight-asian="normal" style:font-style-complex="italic" style:font-weight-complex="normal"/>
    </style:style>
    <style:style style:name="T46" style:family="text">
      <style:text-properties fo:language="ru" fo:country="RU"/>
    </style:style>
    <style:style style:name="T47" style:family="text">
      <style:text-properties fo:language="ru" fo:country="RU" fo:font-style="normal" fo:font-weight="normal" style:font-style-asian="normal" style:font-weight-asian="normal" style:font-style-complex="normal" style:font-weight-complex="normal"/>
    </style:style>
    <style:style style:name="T48" style:family="text">
      <style:text-properties fo:language="ru" fo:country="RU" fo:font-style="normal" style:font-style-asian="normal" style:font-style-complex="normal"/>
    </style:style>
    <style:style style:name="T49" style:family="text">
      <style:text-properties fo:language="ru" fo:country="RU" fo:font-style="italic" fo:font-weight="normal" style:font-style-asian="italic" style:font-weight-asian="normal" style:font-style-complex="italic" style:font-weight-complex="normal"/>
    </style:style>
    <style:style style:name="T50" style:family="text">
      <style:text-properties fo:color="#000099" fo:font-style="normal" style:font-style-asian="normal" style:font-style-complex="normal"/>
    </style:style>
    <style:style style:name="T51" style:family="text">
      <style:text-properties fo:color="#000080"/>
    </style:style>
    <style:style style:name="T52" style:family="text">
      <style:text-properties fo:color="#000080" fo:font-style="normal" style:font-style-asian="normal" style:font-style-complex="normal"/>
    </style:style>
    <style:style style:name="T53" style:family="text">
      <style:text-properties fo:color="#006600"/>
    </style:style>
    <style:style style:name="T54" style:family="text">
      <style:text-properties officeooo:rsid="001a2cc1"/>
    </style:style>
    <style:style style:name="T55" style:family="text">
      <style:text-properties officeooo:rsid="001abc6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Документация для разработчиков</text:h>
      <text:p text:style-name="P54">По состоянию для версии 3.0</text:p>
      <text:p text:style-name="P29"/>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31">Документация для разработчиков<text:tab/>1</text:p>
          <text:p text:style-name="P31">От разработчика<text:tab/>1</text:p>
          <text:p text:style-name="P31">Основные особенности и возможности<text:tab/>2</text:p>
          <text:p text:style-name="P31">Пользователи, группы пользователей, права пользователей<text:tab/>3</text:p>
          <text:p text:style-name="P31">ЧПУ, страница сайта<text:tab/>4</text:p>
          <text:p text:style-name="P31">Файловая система<text:tab/>5</text:p>
          <text:p text:style-name="P31">Структура СУБД<text:tab/>6</text:p>
          <text:p text:style-name="P31">Как обрабатывается каждый запрос<text:tab/>6</text:p>
          <text:p text:style-name="P31">Установка движка<text:tab/>7</text:p>
          <text:p text:style-name="P31">Главный конфигурационный файл<text:tab/>8</text:p>
          <text:p text:style-name="P31">Основные API-функции<text:tab/>8</text:p>
          <text:p text:style-name="P31">MVC общедоступной части сайта<text:tab/>11</text:p>
          <text:p text:style-name="P32">Контроллер<text:tab/>11</text:p>
          <text:p text:style-name="P32">Представление<text:tab/>14</text:p>
          <text:p text:style-name="P32">Модель<text:tab/>14</text:p>
          <text:p text:style-name="P31">События (хуки)<text:tab/>15</text:p>
          <text:p text:style-name="P31">Секции и виджеты<text:tab/>15</text:p>
          <text:p text:style-name="P31">Админка<text:tab/>16</text:p>
          <text:p text:style-name="P32">Типичный цикл обработки запроса администратора<text:tab/>17</text:p>
          <text:p text:style-name="P32">Общая информация о правах доступа и организаци<text:tab/>18</text:p>
          <text:p text:style-name="P32">Основные API-функции<text:tab/>19</text:p>
          <text:p text:style-name="P32">Элементы управления админкой<text:tab/>19</text:p>
          <text:p text:style-name="P32">Виджеты<text:tab/>20</text:p>
          <text:p text:style-name="P33">Кнопки административного интерфейса (фронтенд)<text:tab/>20</text:p>
          <text:p text:style-name="P32">Бакэнд<text:tab/>21</text:p>
          <text:p text:style-name="P32">Меню<text:tab/>22</text:p>
          <text:p text:style-name="P32">Особенности программирования админки<text:tab/>23</text:p>
          <text:p text:style-name="P31">Шаблоны, информация для верстальщика<text:tab/>24</text:p>
          <text:p text:style-name="P31">Класс HTML-формы (form)<text:tab/>25</text:p>
          <text:p text:style-name="P32">Публичные атрибуты<text:tab/>26</text:p>
          <text:p text:style-name="P32">Методы класса<text:tab/>26</text:p>
          <text:p text:style-name="P31">Универсальная модель базы данных (model)<text:tab/>28</text:p>
          <text:p text:style-name="P32">Методы класса<text:tab/>29</text:p>
          <text:p text:style-name="P32">Атрибуты и методы для статического использования (перегрузка класса)<text:tab/>30</text:p>
          <text:p text:style-name="P32">Правила валидации<text:tab/>31</text:p>
          <text:p text:style-name="P31">Класс универсальной таблицы (table)<text:tab/>32</text:p>
          <text:p text:style-name="P32">Методы класса<text:tab/>33</text:p>
          <text:p text:style-name="P31">Работа с электронной почтой (класс email)<text:tab/>34</text:p>
          <text:p text:style-name="P32">Методы класса<text:tab/>34</text:p>
          <text:p text:style-name="P31">Работа с изображениями (класс picture)<text:tab/>35</text:p>
          <text:p text:style-name="P32">Методы класса<text:tab/>35</text:p>
        </text:index-body>
      </text:table-of-content>
      <text:p text:style-name="Text_20_body"/>
      <text:h text:style-name="Heading_20_1" text:outline-level="1"><text:soft-page-break/>От разработчика</text:h>
      <text:p text:style-name="Text_20_body">Движок с условным названием «плюшка» создавался сугубо для личных целей и поэтому его развитие велось и ведётся по мере необходимости. Однако со временем я понял, что эта CMS стала достаточно самостоятельной и может оказаться полезной не только мне...</text:p>
      <text:p text:style-name="Text_20_body">«Плюшка»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фреймворк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э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и есть только такие данные: опыт использования «обычного» хостинга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3 или выше.</text:p>
      <text:p text:style-name="Text_20_body">Возможности:</text:p>
      <text:p text:style-name="Text_20_body"><text:s/>- уникальный дружественный административный интерфейс;</text:p>
      <text:p text:style-name="Text_20_body"><text:s/>- полностью <text:span text:style-name="T46">открытый</text:span> исходный код;</text:p>
      <text:p text:style-name="Text_20_body"><text:soft-page-break/><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 прозрачная поддержка СУБД MySQL и SQLite (других нет и не будет);</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11"><text:span text:style-name="T9">Внимание!</text:span><text:span text:style-name="T13"> Во многих аспектах различные переменные, напрямую влияющие на поведение движка, доступны для изменения. Это даёт программисту б</text:span><text:span text:style-name="T14">о</text:span><text:span text:style-name="T13">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6">Однако зачастую нужно быть предельно внимательным, например такой код:</text:p>
      <text:p text:style-name="P6">$u=core::user();<text:line-break/>$u-&gt;group=255;</text:p>
      <text:p text:style-name="P6">наделит текущего пользователя правами суперпользователя на протяжении всего времени пребывания на сайте (core::user() возвращает ссылку на 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п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200-254 - авторизованный пользователь, наделённый правами администрирования;</text:p>
      <text:p text:style-name="Text_20_body">255 - суперпользователь, ему можно всё.</text:p>
      <text:p text:style-name="Text_20_body"><text:soft-page-break/>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информацию о том, какие дополнительные блоки публиковать на этой странице, какой пункт меню является активным, какой шаблон использовать для данной страницы и т.д.</text:p>
      <text:p text:style-name="Text_20_body">В данном движке вся дополнительная информация закладывается в <text:span text:style-name="T1">адрес страницы</text:span><text:span text:style-name="T9">. Адрес страницы — это, грубо говоря, относительный URL страницы сайта.</text:span></text:p>
      <text:p text:style-name="Text_20_body"><text:span text:style-name="T9">Например, если есть такая страница: </text:span><text:a xlink:type="simple" xlink:href="http://example.com/article/blog/news?page=2" text:style-name="Internet_20_link"><text:span text:style-name="T9">http://example.com/article/blog/news?page=2</text:span></text:a><text:span text:style-name="T9">,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Text_20_body"><text:span text:style-name="T1">Адрес страницы</text:span><text:span text:style-name="T9"> должен состоять по крайней мере из двух элементов (artcle и blog) — это имя MVC-контроллера и имя </text:span><text:span text:style-name="T2">действия</text:span><text:span text:style-name="T9">. Если </text:span><text:span text:style-name="T2">действие</text:span><text:span text:style-name="T9"> не задано (пример: </text:span><text:a xlink:type="simple" xlink:href="http://example.com/article" text:style-name="Internet_20_link"><text:span text:style-name="T9">http://example.com/article</text:span></text:a><text:span text:style-name="T9">), то в качестве имени действия принимается «Index».</text:span></text:p>
      <text:p text:style-name="P2">Имя контроллера — это файл, находящийся в директории /controller, а <text:span text:style-name="T4">действие</text:span> — это имя процедуры класса этого контроллера. Таким образом, в случае приведённой выше ссылки,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9">Именно </text:span><text:span text:style-name="T1">адрес страницы</text:span><text:span text:style-name="T9"> (строка «article/blog/news») используется движком для того, чтобы определить какие дополнительные блоки (</text:span><text:span text:style-name="T2">виджеты</text:span><text:span text:style-name="T9"> — аналог модулей в Joomla) должны быть опубликованы на данной странице. Таким образом никакого обособленного хранилища сопутствующей каждой странице информации нет.</text:span></text:p>
      <text:p text:style-name="Text_20_body"><text:span text:style-name="T9">Часть ссылки после знака вопроса не является </text:span><text:span text:style-name="T1">адресом страницы</text:span><text:span text:style-name="T9"> и не должна влиять на то, какая страница будет отдана сервером. Это лишь дополнительные параметры отображения — их может быть </text:span><text:soft-page-break/><text:span text:style-name="T9">сколько угодно много (в данном примере указывается вторая страница пагинации).</text:span></text:p>
      <text:p text:style-name="Text_20_body"><text:span text:style-name="T9">Для целей ajax-запросов используется особый формат адресов страниц: </text:span><text:a xlink:type="simple" xlink:href="http://example.com/index2.php?controller=article&amp;action=blog&amp;id=news&amp;page=2" text:style-name="Internet_20_link"><text:span text:style-name="T9">http://example.com/index2.php?</text:span></text:a><text:a xlink:type="simple" xlink:href="http://example.com/index2.php?controller=article&amp;action=blog&amp;id=news&amp;page=2" text:style-name="Internet_20_link"><text:span text:style-name="T9">controller=article&amp;action=blog&amp;id=news&amp;page=2</text:span></text:a><text:span text:style-name="T9"> для них, разумеется, нет надобности тратить ресурсы 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2">виджеты</text:span><text:span text:style-name="T9">) обрабатываться не будет и сервером будет отдан только основной контент.</text:span></text:p>
      <text:h text:style-name="P56" text:outline-level="1">Файловая система</text:h>
      <text:p text:style-name="P2">Структура директориев строго разграничена и файлы каждого модуля находятся в соответствующийх папках, единой папки для отдельного модуля нет.</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text:soft-page-break/>/captcha.php - генератор каптчи</text:p>
      <text:h text:style-name="P56" text:outline-level="1">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right - права пользователей (администрраторов): module - системное название модуля, group - группы пользователей, которым предоставлен доступ</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text:p>
      <text:p text:style-name="P2">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56" text:outline-level="1">Как обрабатывается каждый запрос</text:h>
      <text:list xml:id="list1602206377467383752" text:style-name="L1">
        <text:list-item>
          <text:p text:style-name="P36">В упрощенном виде цикл обработки запроса таков...</text:p>
        </text:list-item>
        <text:list-item>
          <text:p text:style-name="P36">Подключаются скрипты, которые перечислены в параметре «autoInclude» глобальной конфигурации (файл <text:span text:style-name="T4">/config/_core.php</text:span>).</text:p>
        </text:list-item>
        <text:list-item>
          <text:p text:style-name="P34"><text:span text:style-name="T9">Обрабатывается полученный запрос, из него выделяется </text:span><text:span text:style-name="T1">адрес страницы</text:span><text:span text:style-name="T9"> и он помещается в переменную $_GET['corePath'].</text:span></text:p>
        </text:list-item>
        <text:list-item>
          <text:p text:style-name="P36">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36">Инициализируется сессия.</text:p>
        </text:list-item>
        <text:list-item>
          <text:p text:style-name="P36">Если пользователь относится к группе с номером 200 или больше, то подключаются административные библиотеки.</text:p>
        </text:list-item>
        <text:list-item>
          <text:p text:style-name="P36">Создаётся экземпляр класса контроллера. Если такого файла нет, то генерируется ошибка 404.</text:p>
        </text:list-item>
        <text:list-item>
          <text:p text:style-name="P36">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sController::$url (в ней хранится преобразованный, если в этом есть необходимость, адрес страницы).</text:p>
        </text:list-item>
        <text:list-item>
          <text:p text:style-name="P34"><text:span text:style-name="T9">Если в $_POST есть данные, относящиеся к этому контроллеру, то вызывается </text:span><text:span text:style-name="T1">submit-действие</text:span><text:span text:style-name="T9"> этого контроллера (это процедура, предназначенная для обработки данных html-форм).</text:span></text:p>
        </text:list-item>
        <text:list-item>
          <text:p text:style-name="P34"><text:soft-page-break/><text:span text:style-name="T1">Submit-действие</text:span><text:span text:style-name="T9"> может прервать дальнейшую обработку вызвав метод core::redirect (это редирект на другой адрес — если данные форм обработаны правильно, то всегда выполняется редирект).</text:span></text:p>
        </text:list-item>
        <text:list-item>
          <text:p text:style-name="P34"><text:span text:style-name="T9">Далее происходит вызов </text:span><text:span text:style-name="T1">действия</text:span><text:span text:style-name="T9"> контроллера (это процедура, подготавливающая данные для отображения страницы).</text:span></text:p>
        </text:list-item>
        <text:list-item>
          <text:p text:style-name="P40">Действие<text:span text:style-name="T9">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7">представление</text:span><text:span text:style-name="T9">.</text:span></text:p>
        </text:list-item>
        <text:list-item>
          <text:p text:style-name="P37">Генерируется событие «beforeRender» (вызывается перед началом вывода каких-либо данных).</text:p>
        </text:list-item>
        <text:list-item>
          <text:p text:style-name="P40"><text:span text:style-name="T9">Если </text:span>представление<text:span text:style-name="T9"> — это NULL или FALSE, то никаких данных не выводится, обработка запроса завершается.</text:span></text:p>
        </text:list-item>
        <text:list-item>
          <text:p text:style-name="P37">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37">Если мета теги не были установлены в контроллере, то сейчас они устанавливаются заданными по умолчанию.</text:p>
        </text:list-item>
        <text:list-item>
          <text:p text:style-name="P37">Если это не ajax-запрос, то:</text:p>
          <text:list>
            <text:list-item>
              <text:p text:style-name="P37">Если включён режим отладки, или нет кеша шаблона, то запускается кеширование нужного шаблона.</text:p>
            </text:list-item>
            <text:list-item>
              <text:p text:style-name="P37">Выводится первая часть html-шаблона (до того места, где должен быть вставлен контент). При этом также обрабатываются все виджеты.</text:p>
            </text:list-item>
            <text:list-item>
              <text:p text:style-name="P37">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выводитс html-код хлебных крошек. Если такой процедуры нет, то хлебные крошки формируются по заданному по умолчанию алгоритму.</text:p>
            </text:list-item>
            <text:list-item>
              <text:p text:style-name="P37">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40"><text:span text:style-name="T9">Если полученное от контроллера </text:span>представление<text:span text:style-name="T9"> — это строка, то подключается соответствующий файл из директория /view (в этом файле содержится html-код страницы).</text:span></text:p>
        </text:list-item>
        <text:list-item>
          <text:p text:style-name="P40"><text:span text:style-name="T9">Если полученное от контроллера </text:span>представление<text:span text:style-name="T9"> — это объект, то вызывается метод render() этого объекта, который должен вывести html-код страницы.</text:span></text:p>
        </text:list-item>
        <text:list-item>
          <text:p text:style-name="P37">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так как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admin/config<text:line-break/><text:soft-page-break/>/cache<text:line-break/>/config<text:lin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56" text:outline-level="1">Главный конфигурационный файл</text:h>
      <text:p text:style-name="P2">Он находится в файле /config/_core.php и выглядит примерно так (могут быть и другие параметры):</text:p>
      <text:p text:style-name="P4">&lt;?php return array(<text:line-break/><text:tab/>'debug'=&gt;true,<text:line-break/><text:tab/>'adminEmailEmail'=&gt;<text:a xlink:type="simple" xlink:href="mailto:'admin@example.com" text:style-name="Internet_20_link">'admin@example.com</text:a>',<text:line-break/><text:tab/>'adminEmailName'=&gt;'CMS',<text:line-break/><text:tab/><text:span text:style-name="T54">'languageDefault'=&gt;'ru',<text:line-break/><text:tab/>'languageList'=&gt;array('ru','en'),</text:span><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P4">Все параметры кроме <text:span text:style-name="T54">languageDefault, languageList, </text:span>dbDriver, mysqlHost, mysqlUser, mysqlPassword и mysqlDatabase настраиваются через веб-интерфейс административной части сайта. Смысл этих же полей следующий:<text:line-break/><text:span text:style-name="T54">languageDefault — псевдоним языка по умолчанию;<text:line-break/>languageList — список всех используемых на сайте псевдонимов языков;</text:span><text:line-break/>dbDriver — тип базы данных, может быть «mysql» или «sqlite»;<text:line-break/>mysqlHost, mysqlUser, mysqlPassword, mysqlDatabase — параметры подключения к базе данных MySQL.</text:p>
      <text:p text:style-name="Text_20_body"><text:span text:style-name="T9">Стоит заметить, что параметр </text:span><text:span text:style-name="T42">dbDriver </text:span><text:span text:style-name="T47">указывает только на основную СУБД, что не запрещает использовать в одном проекте обе СУБД.</text:span></text:p>
      <text:p text:style-name="P26">Псевдоним языка — это короткое обозначение, состоящее из букв латинского алфавита. Этот псевдоним используется при формировании и разборе URL-адресов страниц сайта.</text:p>
      <text:h text:style-name="P56" text:outline-level="1">Основные API-функции</text:h>
      <text:p text:style-name="Text_20_body"><text:span text:style-name="T9">string </text:span><text:span text:style-name="T11">core::path</text:span><text:span text:style-name="T9">()</text:span></text:p>
      <text:p text:style-name="P2"><text:tab/>Возвращает полный путь к корню сайта.</text:p>
      <text:p text:style-name="P38">string <text:span text:style-name="T15">core::translit</text:span>(string <text:span text:style-name="T4">string</text:span>)<text:line-break/><text:tab/>Преобразует строку в транслит, пригодный для применения в URL. Преобразование происходит с учётом текущего языка. Обычно используется для генерации псевдонимов, используемых в URL.</text:p>
      <text:p text:style-name="P8"><text:span text:style-name="T9">null </text:span><text:span text:style-name="T7">core::import</text:span><text:span text:style-name="T9">(string </text:span><text:span text:style-name="T2">fileName</text:span><text:span text:style-name="T9">)<text:line-break/><text:tab/>Подключает указанный PHP-скрипт </text:span><text:span text:style-name="T2">fileName</text:span><text:span text:style-name="T9">, который является относительным адресом от корня </text:span><text:soft-page-break/><text:span text:style-name="T9">сайта и не должен иметь ведущего слеша и расширения файла. Эта функция просто вызывает include_once, но </text:span><text:span text:style-name="T2">fileName</text:span><text:span text:style-name="T9"> преобразуется до полного адреса. Пример:<text:line-break/>core::import('core/email'); <text:s/>//подключит файл /core/email.php.</text:span></text:p>
      <text:p text:style-name="P5"><text:span text:style-name="T16">string </text:span>core::template<text:span text:style-name="T16">(string </text:span><text:span text:style-name="T2">template</text:span><text:span text:style-name="T16">);</text:span></text:p>
      <text:p text:style-name="P5"><text:span text:style-name="T16"><text:tab/>Если </text:span><text:span text:style-name="T2">template</text:span><text:span text:style-name="T16"> задан, то устанавливает используемый шаблон (соответствует файлу в директории «/template»). Тип шаблона (pc или pda) указывать не надо. Эта функция может быть вызвана в любое время до начала обработки шаблона.</text:span></text:p>
      <text:p text:style-name="P2">Возвращает имя шаблона с типом шаблона (строка «(pc|pda).template»).</text:p>
      <text:p text:style-name="P5"><text:span text:style-name="T16">boolean </text:span>core:debug<text:span text:style-name="T16">();</text:span></text:p>
      <text:p text:style-name="P2"><text:tab/>Возвращает true, если сайт работает в отладочном режиме и false в противном случае.</text:p>
      <text:p text:style-name="P5"><text:span text:style-name="T16">array </text:span><text:span text:style-name="T43">&amp;</text:span>core::config<text:span text:style-name="T16">([string </text:span><text:span text:style-name="T2">name</text:span><text:span text:style-name="T16">]); и array </text:span><text:span text:style-name="T43">&amp;</text:span>core::configAdmin<text:span text:style-name="T16">([string </text:span><text:span text:style-name="T2">name</text:span><text:span text:style-name="T16">]);</text:span></text:p>
      <text:p text:style-name="P5"><text:span text:style-name="T16"><text:tab/>Возвращает массив, содержащий конфигурацию с указанным именем, фактически возвращает массив из файла в директории «/config». Если </text:span><text:span text:style-name="T2">name</text:span><text:span text:style-name="T16"> не указан, то возвращается </text:span><text:span text:style-name="T2">основная конфигурация</text:span><text:span text:style-name="T16"> (_core.php). 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отображения страницы, поэтому последующие загрузки той же конфигурации через эту функцию не приведут к паразитным нагрузкам.</text:p>
      <text:p text:style-name="P2">Обратите внимание, что возвращается ссылка на массив, что позволяет изменять конфигурацию «на лету» (в файл изменения, разумеется, не сбрасываются).</text:p>
      <text:p text:style-name="P5"><text:span text:style-name="T16">object </text:span>core::user<text:span text:style-name="T16">(); и object </text:span>core::userCore<text:span text:style-name="T16">();</text:span></text:p>
      <text:p text:style-name="P2"><text:tab/>Возвращает экземпляр класса user <text:span text:style-name="T41">(/core/core.php),</text:span> который представляет из себя набор данных о текущем пользователе. Этот класс, на самом деле, находится в сессии в переменной $_SESSION['user']. Чтобы получить доступ к модели пользователя, при помощи которой можно проводить какие-либо манипуляции над «пользователем» (например, авторизоваться), следует вызвать:<text:line-break/><text:span text:style-name="T41">$userModel=core::user()</text:span><text:span text:style-name="T46">-&gt;model</text:span><text:span text:style-name="T41">($id=null);</text:span></text:p>
      <text:p text:style-name="P2">Если пользователь авторизован с правами администратора и вошёл в режим подмены пользователя, то функция <text:span text:style-name="T41">core::user() </text:span>возвращает «пользователя», на которого переключился администратор. Функция core::userCore() используется для тех случаев, когда нужно получить доступ к пользователю игнорируя режим подмены <text:span text:style-name="T41">(</text:span><text:span text:style-name="T46">тоесть «получить» администратора, если таковой имеется).</text:span></text:p>
      <text:p text:style-name="P5"><text:span text:style-name="T16">variant </text:span>core::cache<text:span text:style-name="T16">(</text:span><text:span text:style-name="T2">id</text:span><text:span text:style-name="T16">,</text:span><text:span text:style-name="T2">callback</text:span><text:span text:style-name="T16">,[</text:span><text:span text:style-name="T2">timeout</text:span><text:span text:style-name="T16">]);</text:span></text:p>
      <text:p text:style-name="P2"><text:tab/>Функция кеширует любые произвольные данные. Она вызывает указанную <text:span text:style-name="T41">callback-</text:span>функцию для обновления кеша, если в этом есть необходимость. Поля: id — произвольный идентификатор кешируемых данных;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p>
      <text:p text:style-name="P2">integer <text:span text:style-name="T15">core::userId</text:span>();</text:p>
      <text:p text:style-name="P2"><text:tab/>Возвращает идентификатор текущего пользователя и <text:span text:style-name="T41">“0”, </text:span><text:span text:style-name="T46">если пользователь не авторизован.</text:span></text:p>
      <text:p text:style-name="P2">string <text:span text:style-name="T15">core::url</text:span>();</text:p>
      <text:p text:style-name="P2"><text:tab/>Возвращает относительный URL до корня сайта, обычно это «/».</text:p>
      <text:p text:style-name="P2">object <text:span text:style-name="T15">core::sqlite</text:span>([newQuery]);</text:p>
      <text:p text:style-name="P2"><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text:soft-page-break/>тех случаев, когда нужно выполнять одновременно два запроса, например перебор записей и обновление записей).</text:p>
      <text:p text:style-name="P2">object <text:span text:style-name="T15">core::mysql</text:span>([<text:span text:style-name="T4">newQuery</text:span>]);</text:p>
      <text:p text:style-name="P2"><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5">core::db</text:span>([<text:span text:style-name="T4">newQuery</text:span>]);</text:p>
      <text:p text:style-name="P2"><text:tab/>Возвращает экземпляр класса mysql или sqlite, в зависимости от того, какая база данных используется в качестве основной (параметр dbDriver в файле /config/_core.php).</text:p>
      <text:p text:style-name="P2">integer <text:span text:style-name="T15">core::userGroup</text:span>();</text:p>
      <text:p text:style-name="P2"><text:tab/>Возвращает группу, к которой относится текущий пользователь.</text:p>
      <text:p text:style-name="P2">string <text:span text:style-name="T15">core::link</text:span>(link);</text:p>
      <text:p text:style-name="P2"><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text:tab/>Для административной части роль этой функции иная — она добавляет атрибуты, необходимые для корректной работы и сохранение контекста выполняемой задачи.</text:p>
      <text:p text:style-name="P2">object <text:span text:style-name="T15">core::form</text:span>([<text:span text:style-name="T4">namespace</text:span>]);</text:p>
      <text:p text:style-name="P2"><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15">core::model</text:span>([<text:span text:style-name="T4">namespace</text:span>],[<text:span text:style-name="T4">dbDriver</text:span>]);</text:p>
      <text:p text:style-name="P2"><text:tab/>Возвращает экземпляр класса model (/core/formModel.php), представляющего из себя универсальную модель таблицы базы данных<text:span text:style-name="T41">.</text:span> Эта модель позволяет выполнять валидацию и сохранение данных в базе данных. Namespace — это имя таблицы базы данных (не требуется, если выполнять <text:span text:style-name="T41">sql-</text:span><text:span text:style-name="T46">запросы</text:span>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15">core::redirect</text:span>(url,[<text:span text:style-name="T4">message</text:span>]);</text:p>
      <text:p text:style-name="P2"><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15">core::error404</text:span>();</text:p>
      <text:p text:style-name="P2"><text:tab/>Генерирует 404-ю ошибку. После вызова этой функции дальнейшее выполнение скрипта прерывается.</text:p>
      <text:p text:style-name="P2">null <text:span text:style-name="T15">core::widget</text:span>(<text:span text:style-name="T4">name</text:span>,[<text:span text:style-name="T4">options</text:span>],<text:span text:style-name="T4">cacheTime</text:span>,<text:span text:style-name="T4">title</text:span>,<text:span text:style-name="T4">link</text:span>);</text:p>
      <text:p text:style-name="P2"><text:tab/>Запускает рендер виджита с именем name (ему соответствует файл в директории /widget). <text:soft-page-break/>Парметры: options (может быть любым типом) содержит все необходимые параметры <text:span text:style-name="T46">виджета</text:span>; cacheTime — время в минутах актуальности кеша, если не указано или ноль, то виджет не кешируется; title — отображаемый в браузер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 (подробнее в разделе про ЧПУ руководства пользователя), этот параметр используется крайне редко.</text:p>
      <text:p text:style-name="P2">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15">core::section</text:span>(<text:span text:style-name="T4">name</text:span>);</text:p>
      <text:p text:style-name="P2"><text:tab/>Запускает рендер секции с именем name. Эта функция используется исключительно при обработке шаблонов.</text:p>
      <text:p text:style-name="P2">string <text:span text:style-name="T15">core::script</text:span>(<text:span text:style-name="T4">script</text:span>); и string <text:span text:style-name="T15">core::scriptAdmin</text:span>(<text:span text:style-name="T4">script</text:span>);</text:p>
      <text:p text:style-name="P2"><text:tab/>Возвращает html-тег &lt;script...&gt;&lt;/script&gt;, параметр <text:span text:style-name="T4">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Функция core::scriptAdmin() подключает скрипт, относящийся к административной части сайта (директорий /admin/script).</text:p>
      <text:p text:style-name="P2">boolean <text:span text:style-name="T15">core::hook</text:span>(<text:span text:style-name="T4">name</text:span>,[<text:span text:style-name="T4">data...</text:span>]);</text:p>
      <text:p text:style-name="P2"><text:tab/>Запускает обработку события (генерирует событие) с именем name. Кроме параметра name функция принимает и другие, их количество и тип индивидуальны для каждого конкретного события. В админке можно встретить такой вызов:</text:p>
      <text:p text:style-name="P3"><text:span text:style-name="T41">core::hook('modify','article/view/xxx')</text:span><text:span text:style-name="T46">;</text:span></text:p>
      <text:p text:style-name="P2"><text:span text:style-name="T46">Этот вызов сообщает о том, что страница с </text:span><text:span text:style-name="T41">URL “article/view/xxx” </text:span><text:span text:style-name="T46">была изменена (требуется обновить </text:span><text:span text:style-name="T41">HTTP-</text:span><text:span text:style-name="T46">заголовок «</text:span><text:span text:style-name="T41">Last modified</text:span><text:span text:style-name="T46">»).</text:span></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text:soft-page-break/>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tab/>function __construct() {<text:line-break/><text:tab/><text:tab/>parent::__construct();<text:line-break/><text:tab/><text:tab/>…<text:line-break/><text:tab/>}</text:p>
      <text:p text:style-name="Text_20_body"><text:tab/>public function actionBlog() {<text:line-break/><text:tab/><text:tab/>…<text:line-break/><text:tab/><text:tab/>$this-&gt;pageTitle=$this-&gt;metaTitle='some text';<text:lin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обработка запроса в конструкторе контроллера;<text:line-break/>- обработка данных POST в <text:span text:style-name="T1">submit-действии</text:span><text:span text:style-name="T9"> (если есть данные в </text:span><text:span text:style-name="T42">$_</text:span><text:span text:style-name="T9">POST);</text:span><text:line-break/>- подготовка в процедуре <text:span text:style-name="T1">дейстия</text:span><text:span text:style-name="T9">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9"> — процедуру, осуществляющую обработку запроса. Имя действия берётся из второй части ЧПУ-ссылки (для приведённой выше ссылки — это «blog») с добавление</text:span><text:span text:style-name="T47">м</text:span><text:span text:style-name="T9"> слова «action»: actionBlog. Если второй части ЧПУ-ссылки нет (например для такого </text:span><text:span text:style-name="T42">URL: http://example.com/my_controller)</text:span><text:span text:style-name="T9">,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text:soft-page-break/>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9"> или объект, его реализующий.</text:span></text:p>
      <text:p text:style-name="P2">controller::$pageTitle — отображаемый на сайте заголовок, если не задан, то заголовок не выводится.</text:p>
      <text:p text:style-name="P2">controller::$metaTitle — содержимое тега &lt;title&gt;&lt;/title&gt;.</text:p>
      <text:p text:style-name="P2">controller::$metaKeyword и controller::$metaDescription — соответствующие метатеги страницы.</text:p>
      <text:p text:style-name="P2">controller::script(name) — подключает указанный JavaScript, указывается без директория и без расширения, например так:</text:p>
      <text:p text:style-name="P19">$this-&gt;script('jquery.min');</text:p>
      <text:p text:style-name="P3">(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9">В конце работы </text:span><text:span text:style-name="T1">действие</text:span><text:span text:style-name="T9"> должно вернуть строку, содержащую </text:span><text:span text:style-name="T2">имя действия</text:span><text:span text:style-name="T9">,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9"> контроллера может вернуть объект, который будет расценен как </text:span><text:span text:style-name="T1">представление</text:span><text:span text:style-name="T9"> и движок вызовет процедуру render() этого объекта для генерации HTML-кода страницы.</text:span></text:p>
      <text:p text:style-name="Text_20_body"><text:span text:style-name="T9">Для генерации хлебных крошек необходимо использовать процедуру с именем </text:span><text:span text:style-name="T1">breadcrumbИмяДействия</text:span><text:span text:style-name="T9">.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9"> всегда выполняется раньше. Это позволяет в этой процедуре использовать данные, которые были подготовлены в </text:span><text:span text:style-name="T1">действии</text:span><text:span text:style-name="T9">.</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9">Данный код сформирует примерно такую строку:<text:line-break/></text:span><text:span text:style-name="T12">Главная</text:span><text:span text:style-name="T9"> » </text:span><text:span text:style-name="T12">Статьи</text:span><text:span text:style-name="T9"> » Новости</text:span></text:p>
      <text:p text:style-name="P2">Тут «новости» — это название страницы (controller::$pageTitle) и «главная» добавляются автоматически. Таким образом в самой процедуре нужно добавить только недостающие промежуточны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text:soft-page-break/>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Для того, чтобы было вызвано <text:span text:style-name="T1">submit-действие,</text:span> данные в POST должны быть «обёрнуты» в массив, ключ которого совпадает с именем контроллера. То есть чтобы была вызвана процедура 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Это нужно для того, чтобы контроллер обрабатывал только те данные, которые действительно <text:span text:style-name="T46">к нему относятся</text:span>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9">Submit-действие<text:span text:style-name="T9"> получает один параметр — это блок данных ($_POST['controllerName']). В этом блоке данных также присутствуют все загруженные файлы (информация из $_FILES).</text:span></text:p>
      <text:p text:style-name="P9"><text:span text:style-name="T9">Предполагается, что после обработки данных и в случае успешно выполненной операции, </text:span>submit-действие<text:span text:style-name="T9">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9"><text:span text:style-name="T9">Если после submit-действия не был выполнен редирект, то движок запустит обычное </text:span>действие<text:span text:style-name="T9">,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9">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9">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text:span text:style-name="T46">Базовый д</text:span>вижок предлагает только два варианта такого представления — это модель, генерирующая HTML-форму и <text:span text:style-name="T46">модель, генерирующая </text:span><text:span text:style-name="T41">HTML-</text:span><text:span text:style-name="T46">таблицу (только для админки)</text:span>,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4">return</text:span>.</text:p>
      <text:h text:style-name="Heading_20_2" text:outline-level="2"><text:soft-page-break/>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text:span text:style-name="T46">часто удобно использовать </text:span>класс, реализующий некое подобие ActiveRecord (хотя таковым он не является). Это универсальная модель, она работает так: в контроллере задаётся описание полей какой-либо таблицы базы данных, в модель передаются данные от HTML-формы, затем 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4">model</text:span>) и использовать специально заложенные для этого механизмы (описано далее).</text:p>
      <text:h text:style-name="Heading_20_1" text:outline-level="1">События (хуки)</text:h>
      <text:p text:style-name="Text_20_body">Обработчики событий позволяют заставить систему реагировать на те или иные события.</text:p>
      <text:p text:style-name="Text_20_body">Обработка происходит по следующему сценарию:</text:p>
      <text:p text:style-name="Text_20_body">- инициализация того или иного события начинается с вызова процедуры core::hook(<text:span text:style-name="T4">имя_события</text:span>,[<text:span text:style-name="T4">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Далее из этого массива выбирается список обработчиков <text:span text:style-name="T7">и последовательно подключает файлы с соответствующим именем, находящиеся в директории /hook. Каждый из этих скриптов должен возвратить булевое значение: </text:span><text:span text:style-name="T11">true</text:span><text:span text:style-name="T7"> свидетельствует об успехе и движок вызывает следующий обработчик. Если возвращаемое значение — </text:span><text:span text:style-name="T11">false</text:span><text:span text:style-name="T7">, то следующий обработчик вызван не будет, а процедура core::hook() вернёт значение </text:span><text:span text:style-name="T11">false</text:span><text:span text:style-name="T7">. Это значение используется, например, при удалении пункта меню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11">false</text:span><text:span text:style-name="T7"> и пункт меню удалён не будет.</text:span></text:p>
      <text:p text:style-name="P7">В общедоступной части базового <text:span text:style-name="T41">сайта</text:span> используются только три события:</text:p>
      <text:list xml:id="list8809990483812484067" text:style-name="L2">
        <text:list-item>
          <text:p text:style-name="P39">beforeRender — генерируется перед началом вывода HTML-кода;</text:p>
        </text:list-item>
        <text:list-item>
          <text:p text:style-name="P39">search — генерируется при выполнении поиска;</text:p>
        </text:list-item>
        <text:list-item>
          <text:p text:style-name="P44">userCreate – <text:span text:style-name="T46">генерируется при регистрации пользователя.</text:span></text:p>
        </text:list-item>
      </text:list>
      <text:p text:style-name="Text_20_body"><text:span text:style-name="T7">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4">search</text:span><text:span text:style-name="T7">. Процедура «search» получает один параметр — фраза, по который выполняется поиск. Эта процедура всегда должна возвращать </text:span><text:span text:style-name="T11">true</text:span><text:span text:style-name="T9">. В самой процедуре результаты должны выводиться оператором echo, а каждый из элементов должен быть «обёрнут» в тег &lt;li&gt;. Пример реализации можно увидеть, например, в файле /hook/article.php.</text:span></text:p>
      <text:p text:style-name="P7">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text:soft-page-break/>Секции и виджеты</text:h>
      <text:p text:style-name="P7">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7">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программист может сосредоточить внимание на логике.</text:p>
      <text:p text:style-name="P7">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соответствует полю «name» таблицы «widget».</text:p>
      <text:p text:style-name="P7">Типичный вид виджета таков:</text:p>
      <text:p text:style-name="Text_20_body"><text:span text:style-name="T7">&lt;?php </text:span><text:span text:style-name="T11">class</text:span><text:span text:style-name="T7"> widgetBlog </text:span><text:span text:style-name="T11">extends</text:span><text:span text:style-name="T9"> </text:span><text:span text:style-name="T7">widget {</text:span></text:p>
      <text:p text:style-name="Text_20_body"><text:span text:style-name="T7"><text:s text:c="2"/></text:span><text:span text:style-name="T9">function </text:span><text:span text:style-name="T7">__construct(</text:span><text:span text:style-name="T52">$data</text:span><text:span text:style-name="T7">,</text:span><text:span text:style-name="T50">$link</text:span><text:span text:style-name="T7">) {<text:line-break/> <text:s text:c="3"/></text:span><text:span text:style-name="T52">$this</text:span><text:span text:style-name="T7">-&gt;options=</text:span><text:span text:style-name="T52">$data</text:span><text:span text:style-name="T7">;<text:line-break/> <text:s text:c="3"/></text:span><text:span text:style-name="T52">$this</text:span><text:span text:style-name="T7">-&gt;link=</text:span><text:span text:style-name="T52">$link</text:span><text:span text:style-name="T7">;<text:line-break/> <text:s/>}</text:span></text:p>
      <text:p text:style-name="P7"><text:s text:c="2"/><text:span text:style-name="T15">public function</text:span> __<text:span text:style-name="T41">invoke</text:span>() {<text:line-break/> <text:s text:c="3"/>...<text:line-break/> <text:s text:c="3"/><text:span text:style-name="T15">return</text:span> true;<text:line-break/> <text:s/>}</text:p>
      <text:p text:style-name="P7"><text:s text:c="2"/><text:span text:style-name="T15">public function</text:span><text:span text:style-name="T16"> </text:span>render() {}</text:p>
      <text:p text:style-name="P7"><text:s text:c="2"/><text:span text:style-name="T15">public function</text:span><text:span text:style-name="T16"> </text:span>title(<text:span text:style-name="T51">$title</text:span>) {}</text:p>
      <text:p text:style-name="P7">} ?&gt;</text:p>
      <text:p text:style-name="P7">Имя класса, реализующего виджет, должно состоять из слова «widget», после которого следует имя виджета. Класс должен быть унаследован от «widget».</text:p>
      <text:p text:style-name="P7">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7">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7">Метод </text:span><text:span text:style-name="T4">__</text:span><text:span text:style-name="T44">invoke</text:span><text:span text:style-name="T7">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44">__invoke</text:span><text:span text:style-name="T7"> вернёт </text:span><text:span text:style-name="T11">null</text:span><text:span text:style-name="T9"> или </text:span><text:span text:style-name="T11">false</text:span><text:span text:style-name="T9">, то движок прекратит обработку виджета и не будет генерировать никакого HTML-кода.</text:span></text:p>
      <text:p text:style-name="P11"><text:span text:style-name="T9">Внимание!</text:span><text:span text:style-name="T13"> Null и false также означает, что на экране не появятся и кнопки административного интерфейса.</text:span></text:p>
      <text:p text:style-name="P11"><text:span text:style-name="T13">Если метод </text:span><text:span text:style-name="T6">__</text:span><text:span text:style-name="T45">invoke</text:span><text:span text:style-name="T13"> вернёт </text:span><text:span text:style-name="T14">true</text:span><text:span text:style-name="T13">, то будет вызван метод </text:span><text:span text:style-name="T6">render()</text:span><text:span text:style-name="T13">, который должен вывести HTML код представления. Не рекомендуется выводить что-либо в самом методе </text:span><text:span text:style-name="T45">__invoke</text:span><text:span text:style-name="T6">()</text:span><text:span text:style-name="T13">.</text:span></text:p>
      <text:p text:style-name="P11"><text:span text:style-name="T13">Метод </text:span><text:span text:style-name="T45">__invoke</text:span><text:span text:style-name="T6">()</text:span><text:span text:style-name="T13"> также может вернуть строку, например «Blog», тогда для генерации HTML-кода движок подключит файл с именем widgetBlog.php, находящемся в директории /view. Тут «Blog» - это </text:span><text:soft-page-break/><text:span text:style-name="T13">строка, которую вернул метод </text:span><text:span text:style-name="T45">__invoke</text:span><text:span text:style-name="T6">()</text:span><text:span text:style-name="T13">. Таким образом виджет может иметь своё </text:span><text:span text:style-name="T5">представление</text:span><text:span text:style-name="T13">. В нём доступ к каким-либо данным, также как в MVC основного контента, возможен через переменную $this.</text:span></text:p>
      <text:p text:style-name="P11"><text:span text:style-name="T13">Последний вариант — если метод вернёт объект. Тогда движок воспримет этот объект как </text:span><text:span text:style-name="T5">представление</text:span><text:span text:style-name="T13"> и вызовет метод </text:span><text:span text:style-name="T6">render()</text:span><text:span text:style-name="T13"> этого объекта.</text:span></text:p>
      <text:p text:style-name="P11"><text:span text:style-name="T13">Процедура </text:span><text:span text:style-name="T6">title()</text:span><text:span text:style-name="T13">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умолчанию будет выведен такой заголовок:</text:span></text:p>
      <text:p text:style-name="P6">&lt;p class="title"&gt;ТЕКСТ_ЗАГОЛОВКА&lt;/p&gt;</text:p>
      <text:p text:style-name="P11"><text:span text:style-name="T13">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6">title()</text:span><text:span text:style-name="T13">.</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ями с теми блоками,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text:soft-page-break/>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2">/index2.php?controller=ИМЯ_КОНТРОЛЛЕРА&amp;action=ИМЯ_ДЕЙСТВИЯ&amp;ДРУГИЕ_ПАРАМЕТРЫ.</text:p>
      <text:p text:style-name="P9">Действие<text:span text:style-name="T9">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9"><text:span text:style-name="T9">После внесения изменений в эту форму и нажатия кнопки submit, запускается </text:span>submit-действие<text:span text:style-name="T9"> (специальный метод контроллера), в котором создаётся экземпляр класса </text:span><text:span text:style-name="T16">model</text:span><text:span text:style-name="T9">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16">save()</text:span><text:span text:style-name="T9">, который сохраняет запись в базе данных, выполняя SQL-запрос INSERT или UPDATE.</text:span></text:p>
      <text:p text:style-name="P9"><text:span text:style-name="T9">Если валидация данных была не успешной, то выполнение процедуры прерывается (модель </text:span><text:span text:style-name="T16">model</text:span><text:span text:style-name="T9">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9"> выполняется редирект и выводится сообщение об успешно выполненной операции.</text:span></text:p>
      <text:p text:style-name="P9"><text:span text:style-name="T9">Намного реже вместо динамически создаваемых моделей (</text:span><text:span text:style-name="T16">form</text:span><text:span text:style-name="T9"> и </text:span><text:span text:style-name="T16">model</text:span><text:span text:style-name="T9">)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right», которая имеет следующие поля:</text:p>
      <text:list xml:id="list5308554737187353443" text:style-name="L3">
        <text:list-item>
          <text:p text:style-name="P49">module — системное название модуля;</text:p>
        </text:list-item>
        <text:list-item>
          <text:p text:style-name="P49">description — текстовое описание «права»;</text:p>
        </text:list-item>
        <text:list-item>
          <text:p text:style-name="P49">group — группы пользователей (через запятую);</text:p>
        </text:list-item>
        <text:list-item>
          <text:p text:style-name="P49">picture — имя файла (без расширения png) — пиктограмма, используемая для обозначения «кнопки», открывающей диалоговое окно.</text:p>
        </text:list-item>
      </text:list>
      <text:p text:style-name="Text_20_body"><text:soft-page-break/>Поле «group»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right»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номером больше 199, то движок автоматически подгружает необходимые библиотеки, стили и JavaScript, 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right»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диалогового окна определяется полем «module» — будет подгружен контент по такой ссылке:</text:p>
      <text:p text:style-name="Text_20_body">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text:p>
      <text:h text:style-name="Heading_20_2" text:outline-level="2">Элементы управления админкой</text:h>
      <text:p text:style-name="Text_20_body">В контроллере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9">,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text:soft-page-break/>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2 =&gt; текст, всплывающая подсказка, появляющаяся при наведении курсора мыши.</text:p>
      <text:p text:style-name="P2">3 =&gt; текст для параметра ALT тега &lt;img&gt;. Через этот параметр косвенно можно «запихнуть» любой html-код в тег &lt;img&gt;.</text:p>
      <text:p text:style-name="P2">Обязательными являются только первые 2 параметра.</text:p>
      <text:p text:style-name="Text_20_body"><text:span text:style-name="T9">Важно помнить, что эти две процедуры всегда вызываются после того, как будет вызвано </text:span><text:span text:style-name="T1">действие</text:span><text:span text:style-name="T9">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9">Данные для этой процедуры «поставляются» из </text:span><text:span text:style-name="T1">представления</text:span><text:span text:style-name="T9">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9">Смысл этих процедур точно такой же, как и в случае контроллера. Из </text:span><text:span text:style-name="T1">представления</text:span><text:span text:style-name="T9"> виджета данные передаются точно таким же образом:</text:span></text:p>
      <text:p text:style-name="P2">$this-&gt;admin($item); </text:p>
      <text:h text:style-name="Heading_20_2" text:outline-level="2"><text:soft-page-break/>Виджеты</text:h>
      <text:h text:style-name="Heading_20_3" text:outline-level="3">Кнопки административного интерфейса <text:span text:style-name="T41">(</text:span><text:span text:style-name="T46">фронтенд)</text:span></text:h>
      <text:p text:style-name="P12">В общедоступной части сайта, в скриптах, реализующих виджеты (/widget), предусмотрены два метода:</text:p>
      <text:p text:style-name="P12">public adminLink() { return array(...); }</text:p>
      <text:p text:style-name="P12">public adminLink2($data) { return array(...); }</text:p>
      <text:p text:style-name="P12">Оба этих метода возвращают массивы, каждый из которых описывает одну кнопку административного интерфейса. Работают они также, как и в случае с основным контентом, об этом было сказано ранее в разделе «Элементы управления админкой».</text:p>
      <text:p text:style-name="P12">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Бакэнд</text:h>
      <text:p text:style-name="Text_20_body"><text:span text:style-name="T19">В базе данных есть таблица </text:span><text:span text:style-name="T20">widgetType</text:span><text:span text:style-name="T23">, </text:span><text:span text:style-name="T28">которая содержит описание всех типов виджетов. Её поля таковы:</text:span></text:p>
      <text:list xml:id="list820649184444153453" text:style-name="L4">
        <text:list-item>
          <text:p text:style-name="P46"><text:span text:style-name="T19">name</text:span><text:span text:style-name="T34"> – </text:span><text:span text:style-name="T28">системное имя виджета, также в различных местах определяет имена файлов, название классов и процедур;</text:span></text:p>
        </text:list-item>
        <text:list-item>
          <text:p text:style-name="P46"><text:span text:style-name="T19">title</text:span><text:span text:style-name="T34"> – </text:span><text:span text:style-name="T28">текстовое описание виджета, отображаемое при создании нового виджета (в админке);</text:span></text:p>
        </text:list-item>
        <text:list-item>
          <text:p text:style-name="P46"><text:span text:style-name="T19">controller</text:span><text:span text:style-name="T34"> – </text:span><text:span text:style-name="T28">имя контроллера (бакэнд), который обрабатывает запросы административного интерфейса (при нажатии на одну из кнопок);</text:span></text:p>
        </text:list-item>
        <text:list-item>
          <text:p text:style-name="P46"><text:span text:style-name="T19">action</text:span><text:span text:style-name="T34"> – </text:span><text:span text:style-name="T28">имя </text:span><text:span text:style-name="T31">действия</text:span><text:span text:style-name="T29"> контроллера, которое обрабатывает запросы создания нового виджета и изменения существующего.</text:span></text:p>
        </text:list-item>
      </text:list>
      <text:p text:style-name="P13">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16"><text:span text:style-name="T29">Запросы админки обрабатывает контроллер, указанный в поле «</text:span><text:span text:style-name="T38">controller</text:span><text:span text:style-name="T32">»</text:span><text:span text:style-name="T35"> </text:span><text:span text:style-name="T29">таблицы «</text:span><text:span text:style-name="T35">widgetType</text:span><text:span text:style-name="T29">».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16"><text:span text:style-name="T29">public function actionWidget</text:span><text:span text:style-name="T36">NAME</text:span><text:span text:style-name="T29">($data=null) {<text:line-break/><text:tab/>if(!$data) $data=array(...</text:span><text:span text:style-name="T35">)</text:span><text:span text:style-name="T29">;<text:line-break/><text:tab/>...<text:line-break/>}</text:span></text:p>
      <text:p text:style-name="P15"><text:span text:style-name="T29">public function </text:span><text:span text:style-name="T35">actionWidget</text:span><text:span text:style-name="T36">NAME</text:span><text:span text:style-name="T35">Submit(</text:span><text:span text:style-name="T29">$data) {<text:line-break/><text:tab/>...<text:line-break/><text:tab/>return $data;<text:line-break/></text:span><text:soft-page-break/><text:span text:style-name="T29">}</text:span></text:p>
      <text:p text:style-name="P15"><text:span text:style-name="T29">Тут </text:span><text:span text:style-name="T36">NAME</text:span><text:span text:style-name="T35"> – </text:span><text:span text:style-name="T29">это имя виджета.</text:span></text:p>
      <text:p text:style-name="P20"><text:span text:style-name="T35">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24">null</text:span><text:span text:style-name="T35">.</text:span></text:p>
      <text:p text:style-name="P20"><text:span text:style-name="T35">Ст</text:span><text:span text:style-name="T36">о</text:span><text:span text:style-name="T35">ит обратить внимание на то, что данный метод является </text:span><text:span text:style-name="T39">действием</text:span><text:span text:style-name="T35"> контроллера, поэтому он может возвращать </text:span><text:span text:style-name="T21">MVC </text:span><text:span text:style-name="T39">п</text:span><text:span text:style-name="T21">редставление</text:span><text:span text:style-name="T25"> </text:span><text:span text:style-name="T35">также, как и любое другое </text:span><text:span text:style-name="T39">действие</text:span><text:span text:style-name="T35">, кроме того также можно устанавливать подсказки, использую </text:span><text:span text:style-name="T25">$this-&gt;cite, </text:span><text:span text:style-name="T35">а вот заголовок страницы и метатеги не имеют никакого смысла.</text:span></text:p>
      <text:p text:style-name="P20"><text:span text:style-name="T35">Второй метод — это </text:span><text:span text:style-name="T21">submit-</text:span><text:span text:style-name="T39">действие</text:span><text:span text:style-name="T35">, ему передаются данные формы (из </text:span><text:span text:style-name="T25">$_POST). </text:span><text:span text:style-name="T35">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атрибут </text:span><text:span text:style-name="T25">$this-&gt;error. </text:span><text:span text:style-name="T35">При этом настройки виджета не будут сохранены, а метод </text:span><text:span text:style-name="T39">действия</text:span><text:span text:style-name="T35"> будет вызван повторно, возвращаемое </text:span><text:span text:style-name="T21">submit-</text:span><text:span text:style-name="T39">действием</text:span><text:span text:style-name="T35"> значение игнорируется.</text:span></text:p>
      <text:p text:style-name="P20"><text:span text:style-name="T35">Довольно часто в </text:span><text:span text:style-name="T21">submit-</text:span><text:span text:style-name="T39">действии</text:span><text:span text:style-name="T35"> виджета можно сразу же вернуть полученный атрибут </text:span><text:span text:style-name="T25">$data, </text:span><text:span text:style-name="T35">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29">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21">submit-</text:span><text:span text:style-name="T33">действием</text:span><text:span text:style-name="T29"> значение должно быть массивом и содержать элемент «</text:span><text:span text:style-name="T25">cacheTime</text:span><text:span text:style-name="T29">», в котором указывается время актуальности кеша (в минутах). Ст</text:span><text:span text:style-name="T30">о</text:span><text:span text:style-name="T29">ит заметить, что кеширование не работает, если сайт работает в отладочном режиме.</text:span></text:p>
      <text:p text:style-name="P13">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20"><text:span text:style-name="T35">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25">controller::right().</text:span></text:p>
      <text:p text:style-name="Text_20_body"><text:span text:style-name="T29">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25">widgetDelete</text:span><text:span text:style-name="T29">». Внутри этого обработчика нужно проверить, что удаляется именно виджет «</text:span><text:span text:style-name="T25">html</text:span><text:span text:style-name="T29">»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14">В административной части сайта устройство меню довольно схоже с устройством виджетов.</text:p>
      <text:p text:style-name="Text_20_body"><text:soft-page-break/><text:span text:style-name="T35">В базе данных есть таблица «</text:span><text:span text:style-name="T25">menuType</text:span><text:span text:style-name="T29">», в которой хранится описание всех типов меню. Поля этой таблицы таковы:</text:span></text:p>
      <text:list xml:id="list4108548811787759231" text:style-name="L5">
        <text:list-item>
          <text:p text:style-name="P47"><text:span text:style-name="T38">title</text:span><text:span text:style-name="T35"> – </text:span><text:span text:style-name="T29">название типа меню;</text:span></text:p>
        </text:list-item>
        <text:list-item>
          <text:p text:style-name="P47"><text:span text:style-name="T38">controller</text:span><text:span text:style-name="T35"> – </text:span><text:span text:style-name="T29">имя контроллера, который обрабатывает запросы на создание и изменение пункта меню;</text:span></text:p>
        </text:list-item>
        <text:list-item>
          <text:p text:style-name="P47"><text:span text:style-name="T38">action</text:span><text:span text:style-name="T35"> – </text:span><text:span text:style-name="T29">имя действия, которое обрабатывает запросы на создание и изменение пункта меню.</text:span></text:p>
        </text:list-item>
      </text:list>
      <text:p text:style-name="P13">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состоит в том, чтобы сформировать ссылку на какую-либо страницу сайта (при этом также могут вноситься какие-либо данные в базу данных или создаваться какие-либо файлы).</text:p>
      <text:p text:style-name="P21"><text:span text:style-name="T35">В контроллере, указанном в поле </text:span><text:span text:style-name="T25">«controller» </text:span><text:span text:style-name="T35">таблицы «</text:span><text:span text:style-name="T25">menuType</text:span><text:span text:style-name="T35">» должны быть предусмотрено два метода для каждого типа меню:</text:span></text:p>
      <text:p text:style-name="P21"><text:span text:style-name="T35">public function actionMenu</text:span><text:span text:style-name="T24">NAME</text:span><text:span text:style-name="T35">() {<text:line-break/> <text:s/></text:span><text:span text:style-name="T25">if($_GET['link']) $link=$_GET['link']; else $link='';</text:span><text:span text:style-name="T35"><text:line-break/> <text:s/>...<text:line-break/> <text:s/></text:span><text:span text:style-name="T25">$f=core::form();<text:line-break/> <text:s/>$f-&gt;submit('</text:span><text:span text:style-name="T35">Продолжить</text:span><text:span text:style-name="T25">','submit);<text:line-break/> <text:s/>return $f</text:span><text:span text:style-name="T35"><text:line-break/>}</text:span></text:p>
      <text:p text:style-name="P21"><text:span text:style-name="T35">public function </text:span><text:span text:style-name="T25">actionMenu</text:span><text:span text:style-name="T24">NAME</text:span><text:span text:style-name="T25">Submit</text:span><text:span text:style-name="T35">($data) {<text:line-break/> <text:s/>...<text:line-break/> <text:s/>return </text:span><text:span text:style-name="T25">$link</text:span><text:span text:style-name="T35">;<text:line-break/>}</text:span></text:p>
      <text:p text:style-name="Text_20_body"><text:span text:style-name="T35">Тут </text:span><text:span text:style-name="T24">NAME</text:span><text:span text:style-name="T25"> —</text:span><text:span text:style-name="T29"> это название типа виджета.</text:span></text:p>
      <text:p text:style-name="Text_20_body"><text:span text:style-name="T29">Первый метод должен сформировать </text:span><text:span text:style-name="T25">HTML-</text:span><text:span text:style-name="T29">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25">$_GET['link'].</text:span></text:p>
      <text:p text:style-name="P20"><text:span text:style-name="T35">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25">submit</text:span><text:span text:style-name="T35">» - это нужно для того, чтобы в </text:span><text:span text:style-name="T25">$_POST </text:span><text:span text:style-name="T35">был хотя бы один параметр, иначе метод </text:span><text:span text:style-name="T25">actionMenu</text:span><text:span text:style-name="T24">Name</text:span><text:span text:style-name="T25">Submit() </text:span><text:span text:style-name="T35">вызван не будет.</text:span></text:p>
      <text:p text:style-name="P20"><text:span text:style-name="T35">Эта процедура является </text:span><text:span text:style-name="T39">действием</text:span><text:span text:style-name="T35"> контроллера, поэтому она может возвращать </text:span><text:span text:style-name="T21">MVC </text:span><text:span text:style-name="T39">представление</text:span><text:span text:style-name="T35"> также, как это делается для основного контента (описано в разделе про </text:span><text:span text:style-name="T25">MVC). </text:span><text:span text:style-name="T35">Кроме того можно устновить текст подсказки через </text:span><text:span text:style-name="T25">$this-&gt;cite, </text:span><text:span text:style-name="T35">а вот метатеги и заголовок страницы не используется.</text:span></text:p>
      <text:p text:style-name="P20"><text:span text:style-name="T35">Второй метод является </text:span><text:span text:style-name="T21">submit-</text:span><text:span text:style-name="T39">действием</text:span><text:span text:style-name="T35">. Он получает данные </text:span><text:span text:style-name="T25">HTML-</text:span><text:span text:style-name="T35">формы из первой процедуры и должен вернуть строку, содержащую ссылку на страницу, например «</text:span><text:span text:style-name="T25">article/blog/news</text:span><text:span text:style-name="T35">».</text:span></text:p>
      <text:p text:style-name="P20"><text:span text:style-name="T35">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text:span><text:soft-page-break/><text:span text:style-name="T35">событие «</text:span><text:span text:style-name="T25">menuItemDelete</text:span><text:span text:style-name="T35">». Обработчику передаётся один параметр — удаляемая ссылка.</text:span></text:p>
      <text:p text:style-name="P22"><text:span text:style-name="T35">Важно!</text:span><text:span text:style-name="T37">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22"><text:span text:style-name="T37">if($db-&gt;fetchValue('SELECT </text:span><text:span text:style-name="T26">COUNT</text:span><text:span text:style-name="T37">(id) FROM menuItem WHERE link='.$db-&gt;escape($link))!='1') return true;</text:span></text:p>
      <text:p text:style-name="P13">Подробнее про обработку событий написано в разделе «События (хуки)».</text:p>
      <text:h text:style-name="Heading_20_2" text:outline-level="2">Особенности программирования админки</text:h>
      <text:p text:style-name="P2"><text:span text:style-name="T17">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ссылки. В настоящий момент это используется очень слабо, т. к. движок не имеет классического вида бакэнда — это лишь залог на будущее. Ссылки в эту функцию должны передаваться в таком виде:</text:p>
      <text:p text:style-name="P2">?ПАРАМЕТРЫ&amp;ПАРАМЕТРЫ...</text:p>
      <text:p text:style-name="P2">То есть без указания директория /admin и без index2.php. Параметр _front также добавляется автоматически. Пример:</text:p>
      <text:p text:style-name="P2">$link=core::link('?controller=artice&amp;action=category&amp;id='.$this-&gt;categoryId);</text:p>
      <text:p text:style-name="P2"><text:span text:style-name="T17">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15">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17">3.</text:span> Контроллер имеет дополнительный атрибут <text:span text:style-name="T4">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23"><text:span text:style-name="T18">4.</text:span><text:span text:style-name="T27"> Движок автоматически формирует HTTP-</text:span><text:span text:style-name="T40">заголовок </text:span><text:span text:style-name="T27">LastModified, </text:span><text:span text:style-name="T40">но для его работы необходимо, чтобы модули генерировали событие </text:span><text:span text:style-name="T27">«modify» </text:span><text:span text:style-name="T40">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57" text:outline-level="1"><text:soft-page-break/>Шаблоны, информация для верстальщика</text:h>
      <text:p text:style-name="P13">Информация в этом разделе может быть полезна не только программисту, но и верстальщику.</text:p>
      <text:p text:style-name="Text_20_body"><text:span text:style-name="T29">Шаблоны хранятся в директории /</text:span><text:span text:style-name="T25">template </text:span><text:span text:style-name="T29">и представляют из себя </text:span><text:span text:style-name="T25">HTML-</text:span><text:span text:style-name="T29">документы, содержащие специальные теги для вставки контента. Имена файлов формируются по следующему принципу:</text:span></text:p>
      <text:p text:style-name="P15"><text:span text:style-name="T35">(pc|pda).</text:span><text:span text:style-name="T29">ИМЯ_ШАБЛОНА.</text:span><text:span text:style-name="T35">html</text:span></text:p>
      <text:p text:style-name="P20"><text:span text:style-name="T35">Тут </text:span><text:span text:style-name="T25">pc – </text:span><text:span text:style-name="T35">шаблон дня настольных ПК, </text:span><text:span text:style-name="T25">pda – </text:span><text:span text:style-name="T35">шаблон для мобильных устройств. Версия для мобильных устройств доступна на поддомене </text:span><text:span text:style-name="T22">pda</text:span><text:span text:style-name="T25">. </text:span><text:span text:style-name="T35">Переключение или редирект с одной версии на другую должен определяться в шаблоне с помощью явного указания ссылок или при помощи </text:span><text:span text:style-name="T25">JavaScript.</text:span></text:p>
      <text:p text:style-name="P20"><text:span text:style-name="T35">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25">core::template(). </text:span><text:span text:style-name="T35">В большинстве случаев есть только один шаблон и имя соответствующего файла «</text:span><text:span text:style-name="T25">pc.default.html</text:span><text:span text:style-name="T35">».</text:span></text:p>
      <text:p text:style-name="P20"><text:span text:style-name="T35">Все ресурсы (</text:span><text:span text:style-name="T25">CSS, JavaScript, </text:span><text:span text:style-name="T35">картинки и т. д.) должны находиться в пределах директория /</text:span><text:span text:style-name="T25">public, </text:span><text:span text:style-name="T35">рекомендуется складывать «всё в кучу» в директорий /</text:span><text:span text:style-name="T25">public/template, </text:span><text:span text:style-name="T35">но это не является обязательным требованием.</text:span></text:p>
      <text:p text:style-name="P13">В шаблоне могут быть использованы следующие специальные теги:</text:p>
      <text:list xml:id="list971019528662246934" text:style-name="L6">
        <text:list-item>
          <text:p text:style-name="P50"><text:span text:style-name="T35">&lt;?=core::url()?&gt; - относительный </text:span><text:span text:style-name="T25">URL </text:span><text:span text:style-name="T35">адрес до корня сайта. Ссылки на ресурсы должны начинаться с этой </text:span><text:span text:style-name="T25">php-</text:span><text:span text:style-name="T35">вставки.</text:span></text:p>
        </text:list-item>
        <text:list-item>
          <text:p text:style-name="P48"><text:span text:style-name="T35">{{metaTitle}} – </text:span><text:span text:style-name="T29">заголовок, должен находиться внутри тега </text:span><text:span text:style-name="T35">&lt;title&gt;. </text:span><text:span text:style-name="T29">Рядом с этим тегом может быть и другой текст, например название сайта, если оно брендируется.</text:span></text:p>
        </text:list-item>
        <text:list-item>
          <text:p text:style-name="P48"><text:span text:style-name="T35">{{metaKeyword}}, {{metaDescription}} – </text:span><text:span text:style-name="T29">соответствующие метаданные, содержат тег </text:span><text:span text:style-name="T35">&lt;meta&gt;.</text:span></text:p>
        </text:list-item>
        <text:list-item>
          <text:p text:style-name="P48"><text:span text:style-name="T35">{{head}} —</text:span><text:span text:style-name="T29"> должен быть добавлен в секцию </text:span><text:span text:style-name="T35">&lt;head&gt; </text:span><text:span text:style-name="T29">и в это место будут подставлены </text:span><text:span text:style-name="T35">JavaScript </text:span><text:span text:style-name="T29">и </text:span><text:span text:style-name="T35">CSS </text:span><text:span text:style-name="T29">для конкретных страниц.</text:span></text:p>
        </text:list-item>
        <text:list-item>
          <text:p text:style-name="P48"><text:span text:style-name="T29">{{widget[admin]}} — на это место будут вставлены общие кнопки административного интерфейса. Обычно он вставляется сразу после </text:span><text:span text:style-name="T35">&lt;body&gt;.</text:span></text:p>
        </text:list-item>
        <text:list-item>
          <text:p text:style-name="P48"><text:span text:style-name="T35">{{widget[search]}} —</text:span><text:span text:style-name="T29"> виджет, содержащий текстовую строку для поиска по сайту.</text:span></text:p>
        </text:list-item>
        <text:list-item>
          <text:p text:style-name="P53">{{widget[menu][1]}} — меню сайта. Тут «1» - это идентификатор меню.</text:p>
        </text:list-item>
        <text:list-item>
          <text:p text:style-name="P53">{{widget[user]}} — форма авторизации пользователей.</text:p>
        </text:list-item>
        <text:list-item>
          <text:p text:style-name="P53">{{breadcrumb}} — хлебные крошки</text:p>
        </text:list-item>
        <text:list-item>
          <text:p text:style-name="P53">{{section[ИМЯ]}} — вставляет секцию с именем ИМЯ.</text:p>
        </text:list-item>
        <text:list-item>
          <text:p text:style-name="P48"><text:span text:style-name="T29">{{pageTitle}} — отображаемый на сайте заголовок страницы. Он дополнительно «обёрнут» в тег </text:span><text:span text:style-name="T35">&lt;h1 class=”pageTitle”&gt;</text:span><text:span text:style-name="T29">.</text:span></text:p>
        </text:list-item>
        <text:list-item>
          <text:p text:style-name="P53">{{content}} — основной контент сайта.</text:p>
        </text:list-item>
      </text:list>
      <text:p text:style-name="P15"><text:span text:style-name="T29">В шаблоне можно вывести любой виджет при помощи тега </text:span><text:span text:style-name="T35">{{widget}}, </text:span><text:span text:style-name="T29">однако для этого нужно знать какие он должен принимать параметры. Формат этого тега следующий:</text:span></text:p>
      <text:p text:style-name="P15"><text:span text:style-name="T35">{{widget[</text:span><text:span text:style-name="T29">ИМЯ</text:span><text:span text:style-name="T35">][</text:span><text:span text:style-name="T29">ДАННЫЕ</text:span><text:span text:style-name="T35">][</text:span><text:span text:style-name="T29">ВРЕМЯ_КЕШИРОВАНИЯ</text:span><text:span text:style-name="T35">]}}</text:span></text:p>
      <text:p text:style-name="P20"><text:soft-page-break/><text:span text:style-name="T35">Имя — это имя виджета (соответствует имени файла в директории /</text:span><text:span text:style-name="T25">widget.<text:line-break/></text:span><text:span text:style-name="T35">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text:span></text:p>
      <text:p text:style-name="P15"><text:span text:style-name="T29">В шаблоне сайта может быть задано любое количество секций при помощи тега </text:span><text:span text:style-name="T35">{{section}} —</text:span><text:span text:style-name="T29">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35">{{widget}}.</text:span></text:p>
      <text:p text:style-name="P22"><text:span text:style-name="T35">Внимание!</text:span><text:span text:style-name="T37"> Виджеты кешируются, поэтому, если в шаблон вносятся изменения, то нужно очистить кеш, либо перевести сайт в отладочный режим для автоматической очистки кеша.</text:span></text:p>
      <text:p text:style-name="P22"><text:span text:style-name="T37">Содержимое тега </text:span><text:span text:style-name="T26">{{content}} </text:span><text:span text:style-name="T37">зависит от отображаемой страницы сайта. </text:span><text:span text:style-name="T26">HTML</text:span><text:span text:style-name="T37">-разметку контента можно найти в файлах в директории /</text:span><text:span text:style-name="T26">view. HTML-</text:span><text:span text:style-name="T37">разметка виджетов может находится также в директории /</text:span><text:span text:style-name="T26">view </text:span><text:span text:style-name="T37">или в файлах в директории /</text:span><text:span text:style-name="T26">widget.</text:span></text:p>
      <text:h text:style-name="Heading_20_1" text:outline-level="1">Класс <text:span text:style-name="T41">HTML-</text:span>формы (<text:span text:style-name="T41">form)</text:span></text:h>
      <text:p text:style-name="P20">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20">Данный класс можно использовать в роли <text:span text:style-name="T4">MVC-представления</text:span>, для этого <text:span text:style-name="T4">MVC-действие</text:span> должно вернуть экземпляр класса. В результате браузеру будет отдан HTML-код формы.</text:p>
      <text:p text:style-name="P20">Типичный пример кода (файл /controller/example.com):</text:p>
      <text:p text:style-name="P20">public function actionTest() { <text:span text:style-name="T4">//действие контроллера</text:span><text:line-break/> <text:s/><text:span text:style-name="T51">$f</text:span>=core::form(); <text:s/><text:span text:style-name="T4">//получение экземпляра класса</text:span><text:line-break/> <text:s/><text:span text:style-name="T51">$f</text:span>-&gt;text(<text:span text:style-name="T53">'name'</text:span>,<text:span text:style-name="T53">'Введите что-нибудь'</text:span>);<text:line-break/> <text:s/><text:span text:style-name="T51">$f</text:span>-&gt;submit();<text:line-break/> <text:s/>return <text:span text:style-name="T51">$f</text:span>; <text:span text:style-name="T4">//использовать форму в роли представления</text:span><text:line-break/>}</text:p>
      <text:p text:style-name="P20">public function actionTestSubmit($data) {<text:line-break/> <text:s/><text:span text:style-name="T4">// В $data будут находиться данные формы</text:span><text:line-break/>}</text:p>
      <text:p text:style-name="P20">Создание экземпляра класса form: class <text:span text:style-name="T15">core::form</text:span>(<text:span text:style-name="T4">namespace</text:span>);<text:line-break/>Тут <text:span text:style-name="T4">namespace</text:span> — область для POST-данных формы. Атрибут name всех полей формы имеет вид:<text:line-break/>[namespace][fieldName], например:</text:p>
      <text:p text:style-name="P20">&lt;input type="text" aname="namespace[имя поля]" /&gt;</text:p>
      <text:p text:style-name="P20"><text:span text:style-name="T4">namespace</text:span> определяет для кого предназначаются данные. В <text:span text:style-name="T4">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20">Если при вызове core::form() <text:span text:style-name="T4">namespace</text:span> не задан, то будет подставлено имя текущего контроллера.</text:p>
      <text:h text:style-name="Heading_20_2" text:outline-level="2">Публичные атрибуты</text:h>
      <text:p text:style-name="P20">form::$action — URL-адрес страницы, которая будет обрабатывать форму, строка задаётся в виде «controller/action/etc». <text:s/>Использовать core::link() при этом не нужно. Если этот атрибут не задан, то будет <text:soft-page-break/>использоваться адрес текущей страницы.</text:p>
      <text:p text:style-name="P20">form::$method — метод отправки данных («get» или «post»), по умолчанию «post».</text:p>
      <text:h text:style-name="Heading_20_2" text:outline-level="2">Методы класса</text:h>
      <text:p text:style-name="P20">null <text:span text:style-name="T15">form::hidden</text:span>(<text:span text:style-name="T4">name</text:span><text:span text:style-name="T7">, </text:span><text:span text:style-name="T4">value</text:span><text:span text:style-name="T7">, [</text:span><text:span text:style-name="T4">html]</text:span><text:span text:style-name="T7">);<text:line-break/><text:tab/>Добавляет к форме скрытое поле с именем </text:span><text:span text:style-name="T4">name</text:span><text:span text:style-name="T7"> и значением </text:span><text:span text:style-name="T4">value</text:span><text:span text:style-name="T7">. Необязательный параметр </text:span><text:span text:style-name="T4">html</text:span><text:span text:style-name="T7"> добавляет к тегу &lt;input&gt; произвольный код (например, «onclick="..."»).</text:span></text:p>
      <text:p text:style-name="P20"><text:span text:style-name="T7">null </text:span><text:span text:style-name="T11">form::label</text:span><text:span text:style-name="T9">(</text:span><text:span text:style-name="T2">label</text:span><text:span text:style-name="T9">, </text:span><text:span text:style-name="T2">value</text:span><text:span text:style-name="T9">);<text:line-break/><text:tab/>Добавляет к форме надпись: «label: value».</text:span></text:p>
      <text:p text:style-name="P20"><text:span text:style-name="T9">null </text:span><text:span text:style-name="T11">form::text</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к форме текстовое поле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select</text:span><text:span text:style-name="T9">(</text:span><text:span text:style-name="T2">name</text:span><text:span text:style-name="T9">, </text:span><text:span text:style-name="T2">label</text:span><text:span text:style-name="T9">, </text:span><text:span text:style-name="T2">items</text:span><text:span text:style-name="T9">, [</text:span><text:span text:style-name="T2">value]</text:span><text:span text:style-name="T9">, [</text:span><text:span text:style-name="T2">nullTitle]</text:span><text:span text:style-name="T9">, [</text:span><text:span text:style-name="T2">html]</text:span><text:span text:style-name="T9">);<text:line-break/><text:tab/>Добавляет к форме поле с выпадающим списком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Список элементов задаётся параметром </text:span><text:span text:style-name="T2">items</text:span><text:span text:style-name="T9">: это может быть массив массивов:<text:line-break/></text:span><text:span text:style-name="T2">array(array([0]=&gt;'значение',[1]=&gt;'отображаемый текст'))<text:line-break/></text:span><text:span text:style-name="T9">или строка, содержащая SQL-запрос, который должен выбирать из базы данных два поля: первый — значение, второй — отображаемый текст.</text:span></text:p>
      <text:p text:style-name="P20"><text:span text:style-name="T9"><text:tab/></text:span><text:span text:style-name="T2">NullTitle</text:span><text:span text:style-name="T9"> — отображаемый заголовок для «пустого» пункта списка. Если не задан, то в этом выпадающем списке нужно будет обязательно выбрать какое-то значение. Необязательный параметр </text:span><text:span text:style-name="T2">html</text:span><text:span text:style-name="T9"> добавляет к тегу &lt;select&gt; произвольный код (например, «onclick="..."»).</text:span></text:p>
      <text:p text:style-name="P20"><text:span text:style-name="T9">null </text:span><text:span text:style-name="T11">form::listBox</text:span><text:span text:style-name="T9">(</text:span><text:span text:style-name="T2">name</text:span><text:span text:style-name="T9">, </text:span><text:span text:style-name="T2">label</text:span><text:span text:style-name="T9">, </text:span><text:span text:style-name="T2">items</text:span><text:span text:style-name="T9">, [</text:span><text:span text:style-name="T2">value]</text:span><text:span text:style-name="T9">, [</text:span><text:span text:style-name="T2">nullTitle]</text:span><text:span text:style-name="T9">, [</text:span><text:span text:style-name="T2">html]</text:span><text:span text:style-name="T9">);<text:line-break/><text:tab/>Тоже что и form::select, но генерирует не поле с выпадающим списком, а многостраничный список.</text:span></text:p>
      <text:p text:style-name="P20"><text:span text:style-name="T9">null </text:span><text:span text:style-name="T11">form::radio</text:span><text:span text:style-name="T9">(</text:span><text:span text:style-name="T2">name</text:span><text:span text:style-name="T9">, </text:span><text:span text:style-name="T2">label</text:span><text:span text:style-name="T9">, </text:span><text:span text:style-name="T2">items</text:span><text:span text:style-name="T9">, [</text:span><text:span text:style-name="T2">value]</text:span><text:span text:style-name="T9">);<text:line-break/><text:tab/>Добавляет в форму список переключателей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Смысл параметра </text:span><text:span text:style-name="T2">items</text:span><text:span text:style-name="T9"> такой же, как и у form::select().</text:span></text:p>
      <text:p text:style-name="P20"><text:span text:style-name="T9">null </text:span><text:span text:style-name="T11">form::checkbox</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в форму поле «checkbox»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password</text:span><text:span text:style-name="T9">(</text:span><text:span text:style-name="T2">name</text:span><text:span text:style-name="T9">, </text:span><text:span text:style-name="T2">label</text:span><text:span text:style-name="T9">, [</text:span><text:span text:style-name="T2">html]</text:span><text:span text:style-name="T9">);<text:line-break/><text:tab/>Добавляет к форме текстовое поле (для ввода пароля) с именем </text:span><text:span text:style-name="T2">name</text:span><text:span text:style-name="T9"> и заголовком </text:span><text:span text:style-name="T2">label</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textarea</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к форме поле многострочного текста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Необязательный параметр </text:span><text:span text:style-name="T2">html</text:span><text:span text:style-name="T9"> добавляет к тегу &lt;textarea&gt; произвольный код (например, «onclick="..."»).</text:span></text:p>
      <text:p text:style-name="P20"><text:span text:style-name="T9">null </text:span><text:span text:style-name="T11">form::editor</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к форме поле многострочного текста (с визуальным редактором) с именем </text:span><text:span text:style-name="T2">name</text:span><text:span text:style-name="T9">, заголовком </text:span><text:span text:style-name="T2">label</text:span><text:span text:style-name="T9"> и значением по умолчанию </text:span><text:span text:style-name="T2">value</text:span><text:span text:style-name="T9">. Необязательный параметр </text:span><text:span text:style-name="T2">html</text:span><text:span text:style-name="T9"> добавляет к тегу &lt;textarea&gt; произвольный код (например, «onclick="..."»).</text:span></text:p>
      <text:p text:style-name="P20"><text:span text:style-name="T9">null </text:span><text:span text:style-name="T11">form::date</text:span><text:span text:style-name="T9">(</text:span><text:span text:style-name="T2">name</text:span><text:span text:style-name="T9">, </text:span><text:span text:style-name="T2">label</text:span><text:span text:style-name="T9">, [</text:span><text:span text:style-name="T2">value]</text:span><text:span text:style-name="T9">, [</text:span><text:span text:style-name="T2">html]</text:span><text:span text:style-name="T9">);<text:line-break/><text:tab/>Добавляет к форме текстовое поле (со всплывающим календарём) с именем </text:span><text:span text:style-name="T2">name</text:span><text:span text:style-name="T9">, заголовком </text:span><text:soft-page-break/><text:span text:style-name="T2">label</text:span><text:span text:style-name="T9"> и значением по умолчанию </text:span><text:span text:style-name="T2">value</text:span><text:span text:style-name="T9">. Value может быть задан в виде строки «дд.мм.ГГГГ» или целого числа (unix timestamp).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file</text:span><text:span text:style-name="T9">(</text:span><text:span text:style-name="T2">name</text:span><text:span text:style-name="T9">, </text:span><text:span text:style-name="T2">label</text:span><text:span text:style-name="T9">, multiple=false, [</text:span><text:span text:style-name="T2">html]</text:span><text:span text:style-name="T9">);<text:line-break/><text:tab/>Добавляет к форме поле для загрузки файла. Имя поля - </text:span><text:span text:style-name="T2">name</text:span><text:span text:style-name="T9">, заголовок — </text:span><text:span text:style-name="T2">label</text:span><text:span text:style-name="T9">. Параметр </text:span><text:span text:style-name="T2">multiple</text:span><text:span text:style-name="T9"> указывает можно ли выбирать сразу несколько файлов.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captcha</text:span><text:span text:style-name="T9">(</text:span><text:span text:style-name="T2">name</text:span><text:span text:style-name="T9">, </text:span><text:span text:style-name="T2">label</text:span><text:span text:style-name="T9">, [</text:span><text:span text:style-name="T2">html]</text:span><text:span text:style-name="T9">);<text:line-break/><text:tab/>Добавляет к форме каптчу. Поле с именем </text:span><text:span text:style-name="T2">name</text:span><text:span text:style-name="T9">, заголовком </text:span><text:span text:style-name="T2">label</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reset</text:span><text:span text:style-name="T9">(</text:span><text:span text:style-name="T2">label</text:span><text:span text:style-name="T9">, [</text:span><text:span text:style-name="T2">html]</text:span><text:span text:style-name="T9">);<text:line-break/><text:tab/>Добавляет к форме кнопку «сбросить» с заголовком </text:span><text:span text:style-name="T2">label</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submit</text:span><text:span text:style-name="T9">(</text:span><text:span text:style-name="T2">label='Продолжить'</text:span><text:span text:style-name="T9">, [</text:span><text:span text:style-name="T2">html]</text:span><text:span text:style-name="T9">);<text:line-break/><text:tab/>Добавляет к форме кнопку «послать» с заголовком </text:span><text:span text:style-name="T2">label</text:span><text:span text:style-name="T9">. Необязательный параметр </text:span><text:span text:style-name="T2">html</text:span><text:span text:style-name="T9"> добавляет к тегу &lt;input&gt; произвольный код (например, «onclick="..."»).</text:span></text:p>
      <text:p text:style-name="P20"><text:span text:style-name="T9">null </text:span><text:span text:style-name="T11">form::field</text:span><text:span text:style-name="T9">(</text:span><text:span text:style-name="T2">type, f1</text:span><text:span text:style-name="T9">, </text:span><text:span text:style-name="T2">f2</text:span><text:span text:style-name="T9">, [</text:span><text:span text:style-name="T2">f3]</text:span><text:span text:style-name="T9">, [</text:span><text:span text:style-name="T2">f4]</text:span><text:span text:style-name="T9">);<text:line-break/><text:tab/>Добавляет к форме одно из перечисленных выше полей, </text:span><text:span text:style-name="T2">type</text:span><text:span text:style-name="T9">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ситуации, когда поля должны быть настроены через админку.</text:span></text:p>
      <text:p text:style-name="P20"><text:span text:style-name="T9">null </text:span><text:span text:style-name="T11">form::html</text:span><text:span text:style-name="T9">(</text:span><text:span text:style-name="T2">html</text:span><text:span text:style-name="T9">);<text:line-break/><text:tab/>Добавляет к форме произвольный HTML-код.</text:span></text:p>
      <text:p text:style-name="P20"><text:span text:style-name="T9">string form::</text:span><text:span text:style-name="T11">getHidden</text:span><text:span text:style-name="T9">(), string </text:span><text:span text:style-name="T11">form::getText</text:span><text:span text:style-name="T9">(), string </text:span><text:span text:style-name="T11">form::getSelect</text:span><text:span text:style-name="T9">(), string </text:span><text:span text:style-name="T11">form::getListBox</text:span><text:span text:style-name="T9">, string </text:span><text:span text:style-name="T11">form::getRadio</text:span><text:span text:style-name="T9">(), string </text:span><text:span text:style-name="T11">form::getCheckbox</text:span><text:span text:style-name="T9">(), string </text:span><text:span text:style-name="T11">form::getPassword</text:span><text:span text:style-name="T9">(), string </text:span><text:span text:style-name="T11">form::getTextarea</text:span><text:span text:style-name="T9">(), string </text:span><text:span text:style-name="T11">form::getEditor</text:span><text:span text:style-name="T9">(), string </text:span><text:span text:style-name="T11">form::getDate</text:span><text:span text:style-name="T9">(), string </text:span><text:span text:style-name="T11">form::getFile</text:span><text:span text:style-name="T9">(), string </text:span><text:span text:style-name="T11">form::getSubmit</text:span><text:span text:style-name="T9">()<text:line-break/><text:tab/>Возвращают HTML-код соответствующего поля, содержит только тег, без какой-либо HTML «обвески». Полезно использовать в </text:span><text:span text:style-name="T2">MVC-представлении</text:span><text:span text:style-name="T9">,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20"><text:span text:style-name="T9">null </text:span><text:span text:style-name="T11">form::render</text:span><text:span text:style-name="T9">([</text:span><text:span text:style-name="T2">action</text:span><text:span text:style-name="T9">], [</text:span><text:span text:style-name="T2">html</text:span><text:span text:style-name="T9">]);<text:line-break/><text:tab/>Генерирует HTML-форму и выводит её на экран. Параметр </text:span><text:span text:style-name="T2">action</text:span><text:span text:style-name="T9"> задаёт адрес, на который будет отправлена форма (смотрите выше form::$action — это тоже самое). Необязательный параметр </text:span><text:span text:style-name="T2">html</text:span><text:span text:style-name="T9"> добавляет к тегу &lt;form&gt; произвольный код (например, «onclick="..."»).</text:span></text:p>
      <text:p text:style-name="P25"><text:tab/>Именно этот метод будет вызван автоматически, если класс формы используется в роли представления.</text:p>
      <text:h text:style-name="Heading_20_1" text:outline-level="1">Универсальная модель базы данных (<text:span text:style-name="T41">model)</text:span></text:h>
      <text:p text:style-name="P20">Класс <text:span text:style-name="T2">model</text:span> является упрощенным вариантом привычного ActiveRecord, реализуя возможность сохранять данные в таблицу БД, а также предварительно проводить фильтрацию и валидацию. Реализацию класса можно найти в файле <text:span text:style-name="T4">/core/model.php</text:span>.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 text:style-name="T4">model</text:span><text:span text:style-name="T7"> и описывает параметры полей таблицы базы данных.</text:span></text:p>
      <text:p text:style-name="P24">Общий алгоритм работы с классом такой:</text:p>
      <text:list xml:id="list8053267335746319222" text:style-name="L7">
        <text:list-item>
          <text:p text:style-name="P51"><text:soft-page-break/>получить экземпляр класса;</text:p>
        </text:list-item>
        <text:list-item>
          <text:p text:style-name="P52"><text:span text:style-name="T7">передать данные HTML-формы вызвав метод </text:span><text:span text:style-name="T4">set()</text:span><text:span text:style-name="T7"> или поочерёдно установить все поля сеттерами;</text:span></text:p>
        </text:list-item>
        <text:list-item>
          <text:p text:style-name="P52"><text:span text:style-name="T7">вызвать метод </text:span><text:span text:style-name="T4">validate()</text:span><text:span text:style-name="T7"> для проверки валидности и фильтрации данных;</text:span></text:p>
        </text:list-item>
        <text:list-item>
          <text:p text:style-name="P52"><text:span text:style-name="T7">записать данные в базу данных вызвав метод </text:span><text:span text:style-name="T4">save()</text:span><text:span text:style-name="T7">.</text:span></text:p>
        </text:list-item>
      </text:list>
      <text:p text:style-name="P24">Вот типичный пример динамического использования:</text:p>
      <text:p text:style-name="P24">public function actionTestSubmit($data) { //submit-действие контролле<text:line-break/><text:tab/>$m=core::model('myTable'); //получение экземпляра класса, myTable — имя таблицы БД<text:line-break/><text:tab/>$m-&gt;set($data); //передача _POST-данных<text:lin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p>
      <text:p text:style-name="P24">Вот пример статического класса, содержащего минимум необходимой информации:</text:p>
      <text:p text:style-name="P24">class myTable extends model {<text:line-break/><text:tab/>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 text:style-name="T4">load</text:span> вызван без параметров.</text:p>
      <text:p text:style-name="P24"><text:tab/>public function __construct() {<text:line-break/><text:tab/><text:tab/>parent::__construct('myTable');<text:line-break/><text:tab/>}<text:line-break/>}</text:p>
      <text:p text:style-name="P20">Использование этого класса:</text:p>
      <text:p text:style-name="P20">public function actionTestSubmit($data) { //submit-действие контроллера<text:line-break/><text:tab/>core::import('model/myTable');<text:line-break/><text:tab/>$m=new myTable();<text:line-break/><text:tab/>$m-&gt;set($data);<text:line-break/><text:tab/>if(!$m-&gt;save()) return false;<text:line-break/><text:tab/>core::redirect('myController/myAction','Изменения сохранены');<text:line-break/>}</text:p>
      <text:p text:style-name="P20">Для того, чтобы передать данные полей в модель, необходимо воспользоваться методом <text:span text:style-name="T4">set()</text:span><text:span text:style-name="T7">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4">model</text:span><text:span text:style-name="T7">, то при вызове метода </text:span><text:span text:style-name="T4">save()</text:span><text:span text:style-name="T7">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24">$id=$m-&gt;id;</text:p>
      <text:p text:style-name="P20"><text:soft-page-break/>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 <text:s/></text:p>
      <text:h text:style-name="Heading_20_2" text:outline-level="2">Методы класса</text:h>
      <text:p text:style-name="Text_20_body">object <text:span text:style-name="T15">model::__construct</text:span>(string <text:span text:style-name="T4">namespace</text:span><text:span text:style-name="T7">[</text:span>,string <text:span text:style-name="T4">db</text:span>='db']);<text:line-break/><text:tab/>тут <text:span text:style-name="T4">namespace</text:span><text:span text:style-name="T7"> — имя таблицы базы данных, </text:span><text:span text:style-name="T4">db</text:span><text:span text:style-name="T7"> — используемая СУБД (может принимать следующие значения: db — указанная в общих настройках (по умолчанию), mysql или sqlite).</text:span></text:p>
      <text:p text:style-name="Text_20_body"><text:span text:style-name="T7">null </text:span><text:span text:style-name="T11">model::set</text:span><text:span text:style-name="T7">(array </text:span><text:span text:style-name="T4">data</text:span><text:span text:style-name="T7">);<text:line-break/><text:tab/>Передаёт модели данные полей таблицы, параметр </text:span><text:span text:style-name="T4">data</text:span><text:span text:style-name="T7"> должен быть ассоциативным массивом, где ключ — имя поля, а значение — содержимое поля.</text:span></text:p>
      <text:p text:style-name="Text_20_body"><text:span text:style-name="T7">array </text:span><text:span text:style-name="T11">model::get</text:span><text:span text:style-name="T7">();<text:line-break/><text:tab/>Возвращает ассоциативный массив, содержащий все поля записи БД.</text:span></text:p>
      <text:p text:style-name="Text_20_body"><text:span text:style-name="T7">&amp;array </text:span><text:span text:style-name="T11">model::load</text:span><text:span text:style-name="T7">(string </text:span><text:span text:style-name="T2">where</text:span><text:span text:style-name="T7">[, string </text:span><text:span text:style-name="T2">field</text:span><text:span text:style-name="T7">]);<text:line-break/><text:tab/>Загружает данные из базы данных, выбирая запись (одну первую) по указанному в параметре </text:span><text:span text:style-name="T4">where</text:span><text:span text:style-name="T7"> условию (часть SQL-запроса, после «WHERE». В параметре </text:span><text:span text:style-name="T4">field</text:span><text:span text:style-name="T7"> указывается перечень (через запятую) полей, которые необходимо выбрать. Если параметр </text:span><text:span text:style-name="T4">field</text:span><text:span text:style-name="T7"> не указан, то список полей будет взят из атрибута model::$field. Если этот атрибут не был задан, то будут загружены все поля.</text:span></text:p>
      <text:p text:style-name="P7"><text:tab/>Функция возвращает ссылку на ассоциативный массив, поэтому можно менять значения полей «на лету» и записывать данные обратно в базу данных.</text:p>
      <text:p text:style-name="Text_20_body"><text:span text:style-name="T7">&amp;array </text:span><text:span text:style-name="T11">model::loadById</text:span><text:span text:style-name="T7">(int </text:span><text:span text:style-name="T4">id</text:span><text:span text:style-name="T7">[,string </text:span><text:span text:style-name="T4">fields</text:span><text:span text:style-name="T7">]);<text:line-break/><text:tab/>Тоже, что model::load(), но загружает данные не по условию, а по уникальному идентификатору.</text:span></text:p>
      <text:p text:style-name="Text_20_body"><text:span text:style-name="T7">bool </text:span><text:span text:style-name="T11">model::validate</text:span><text:span text:style-name="T7">([array </text:span><text:span text:style-name="T4">validate</text:span><text:span text:style-name="T7">]);<text:line-break/><text:tab/>Выполняет фильтрацию и валидацию данных. Возвращает </text:span><text:span text:style-name="T11">true</text:span><text:span text:style-name="T7">, если проверка прошла успешно. Параметр </text:span><text:span text:style-name="T4">validate</text:span><text:span text:style-name="T7">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Text_20_body"><text:span text:style-name="T7">bool </text:span><text:span text:style-name="T11">model::save</text:span><text:span text:style-name="T9">([mixed </text:span><text:span text:style-name="T2">validate</text:span><text:span text:style-name="T9">],[string </text:span><text:span text:style-name="T2">fields</text:span><text:span text:style-name="T9">],[string </text:span><text:span text:style-name="T2">id</text:span><text:span text:style-name="T9">]);<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Text_20_body"><text:span text:style-name="T9"><text:tab/>Если параметр </text:span><text:span text:style-name="T2">validate</text:span><text:span text:style-name="T9">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11">true</text:span><text:span text:style-name="T9">, то валидация будет проведена согласна правилам, заданным в атрибуде model::$validate (только для статического использования). Если параметр </text:span><text:span text:style-name="T2">validate</text:span><text:span text:style-name="T9"> равен </text:span><text:span text:style-name="T11">false</text:span><text:span text:style-name="T9">, то валидация проводиться не будет.</text:span></text:p>
      <text:p text:style-name="Text_20_body"><text:span text:style-name="T9"><text:tab/>Если задан параметр </text:span><text:span text:style-name="T2">fields</text:span><text:span text:style-name="T9">, то в запросе 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2">validate</text:span><text:span text:style-name="T9">), иначе информацию о перечне полей движок сможет взять из правил валидации.</text:span></text:p>
      <text:p text:style-name="Text_20_body"><text:span text:style-name="T9"><text:tab/>Параметр </text:span><text:span text:style-name="T2">id</text:span><text:span text:style-name="T9">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Text_20_body"><text:span text:style-name="T9">bool </text:span><text:span text:style-name="T11">model::delete</text:span><text:span text:style-name="T9">([int </text:span><text:span text:style-name="T2">id</text:span><text:span text:style-name="T9">],[bool </text:span><text:span text:style-name="T2">affected</text:span><text:span text:style-name="T9">]);<text:line-break/><text:tab/>Удаляет запись с идентификатором </text:span><text:span text:style-name="T2">id</text:span><text:span text:style-name="T9">. Если идентификатор не задан, то будет удалена запись, загруженная ранее. Если параметр </text:span><text:span text:style-name="T2">affected</text:span><text:span text:style-name="T9"> равен </text:span><text:span text:style-name="T11">true</text:span><text:span text:style-name="T9">, то метод возвращает </text:span><text:span text:style-name="T11">true</text:span><text:span text:style-name="T9"> только в том случае, если запись существовала и действительно была удалена, если её не существовало, то вернёт </text:span><text:span text:style-name="T11">false</text:span><text:span text:style-name="T9">.</text:span></text:p>
      <text:h text:style-name="P58" text:outline-level="2"><text:soft-page-break/>Атрибуты и методы для статического использования (перегрузка класса)</text:h>
      <text:p text:style-name="P2">array <text:span text:style-name="T15">model::$_data</text:span><text:line-break/><text:tab/>Ассоциативный массив, содержащий данные полей записи базы данных.</text:p>
      <text:p text:style-name="P2">string <text:span text:style-name="T15">model::$_primary</text:span><text:line-break/><text:tab/>Содержит имя первичного ключа.</text:p>
      <text:p text:style-name="P2">object <text:span text:style-name="T15">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2">string <text:span text:style-name="T15">model::$field</text:span><text:line-break/><text:tab/>Должна содержать строку, содержащую список полей (через запятую), которые необходимо выбрать из базы данных при вызове метода <text:span text:style-name="T4">model::load()</text:span>.</text:p>
      <text:p text:style-name="P2">bool protected function <text:span text:style-name="T15">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4">null</text:span>, если первичнго ключа нет. Возвращаемое этой процедурой значение будет возвращено методом model::save().</text:p>
      <text:p text:style-name="P2">bool protected function <text:span text:style-name="T15">afterUpdate</text:span>(id);<text:line-break/><text:tab/>Тоже, что и model::afterInsert(), но выполняется после выполнения SQL-запроса «UPDATE».</text:p>
      <text:p text:style-name="P2"><text:span text:style-name="T15">model::validateRule</text:span>();<text:line-break/><text:tab/>Должен вернуть ассоциативный массив правил валидации (описано ниже).</text:p>
      <text:p text:style-name="P2"/>
      <text:h text:style-name="Heading_20_2" text:outline-level="2">Правила валидации</text:h>
      <text:p text:style-name="Text_20_body">Правила валидации представляют из себя ассоциативный массив, каждый ключ которого — это имя поля, а значение — массив, описывающий это поле. Вот пример правил валидации:</text:p>
      <text:p text:style-name="Text_20_body">Пример массива с правилами валидации:</text:p>
      <text:p text:style-name="Text_20_body">array(<text:line-break/><text:tab/>'id'=&gt;array('primary'),<text:line-break/><text:tab/>'title'=&gt;array('string','заголовок',true,'min'=&gt;6,'max'=&gt;60),<text:line-break/><text:tab/>'status'=&gt;array('boolean'),<text:line-break/><text:tab/>'description'=&gt;array('html','описание',true)<text:line-break/>)</text:p>
      <text:p text:style-name="Text_20_body">Этот массив описывает четыре поля с именами id, title, status и description.</text:p>
      <text:p text:style-name="Text_20_body">В каждом вложенном массиве первый элемент (с индексом «0»)— это тип поля (или, можно сказать, имя валидатора). 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p>
      <text:p text:style-name="Text_20_body">Ниже представлена подробная информация для каждого типа. Обратите внимание, что только первые три элемента имеют числовой индекс.</text:p>
      <text:p text:style-name="P8">primary<text:span text:style-name="T16">: array('primary', [string </text:span><text:span text:style-name="T2">title</text:span><text:span text:style-name="T9">], [bool </text:span><text:span text:style-name="T2">canNull</text:span><text:span text:style-name="T9">=true]</text:span><text:span text:style-name="T16">)<text:line-break/></text:span><text:soft-page-break/><text:span text:style-name="T16"><text:tab/>Первичный ключ таблицы базы данных. Если он не false, то будет выполнен SQL-запрос «UPDATE», в противном случае - «INSERT». </text:span><text:span text:style-name="T9">Если </text:span><text:span text:style-name="T2">canNull</text:span><text:span text:style-name="T9"> равен </text:span><text:span text:style-name="T7">false</text:span><text:span text:style-name="T9">, то поле не может быть пустым. Это означает, что будет возможно только обновить существующую запись, но не добавить новую. </text:span></text:p>
      <text:p text:style-name="P8">integer<text:span text:style-name="T16">: array('integer', [string </text:span><text:span text:style-name="T2">title</text:span><text:span text:style-name="T9">], [bool </text:span><text:span text:style-name="T2">canNull</text:span><text:span text:style-name="T9">=true], ['</text:span><text:span text:style-name="T2">min'</text:span><text:span text:style-name="T9">=&gt;int], ['</text:span><text:span text:style-name="T2">max'</text:span><text:span text:style-name="T9">=&gt;int]</text:span><text:span text:style-name="T16">)<text:line-break/><text:tab/>Целое число. </text:span><text:span text:style-name="T2">min</text:span><text:span text:style-name="T9"> — минимально возможное значение, </text:span><text:span text:style-name="T2">max</text:span><text:span text:style-name="T9"> — максимально возможное значение. </text:span><text:span text:style-name="T2">canNull</text:span><text:span text:style-name="T9"> — может ли поле быть пустым (false или пустая строка, но не 0).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float<text:span text:style-name="T16">: array('float', [string </text:span><text:span text:style-name="T2">title</text:span><text:span text:style-name="T9">], [bool </text:span><text:span text:style-name="T2">canNull</text:span><text:span text:style-name="T9">=true], ['</text:span><text:span text:style-name="T2">min'</text:span><text:span text:style-name="T9">=&gt;int], ['</text:span><text:span text:style-name="T2">max'</text:span><text:span text:style-name="T9">=&gt;int]</text:span><text:span text:style-name="T16">)<text:line-break/><text:tab/>Дробное число. </text:span><text:span text:style-name="T2">min</text:span><text:span text:style-name="T9"> — минимально возможное значение, </text:span><text:span text:style-name="T2">max</text:span><text:span text:style-name="T9"> — максимально возможное значение. </text:span><text:span text:style-name="T2">canNull</text:span><text:span text:style-name="T9"> — может ли поле быть пустым (false или пустая строка, но не 0).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boolean<text:span text:style-name="T16">: array('boolean')<text:line-break/><text:tab/></text:span><text:span text:style-name="T9">true/false.</text:span></text:p>
      <text:p text:style-name="P8"><text:span text:style-name="T7">date</text:span><text:span text:style-name="T9">: array('date', [string </text:span><text:span text:style-name="T2">title</text:span><text:span text:style-name="T9">], [bool </text:span><text:span text:style-name="T2">canNull</text:span><text:span text:style-name="T9">=true])<text:line-break/><text:tab/>Дата. Значение даты может быть задано в виде unix timestamp (целое число) или строкой вида «дд.мм.гггг».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string</text:span><text:span text:style-name="T9">: array('string', [string </text:span><text:span text:style-name="T2">title</text:span><text:span text:style-name="T9">], [bool </text:span><text:span text:style-name="T2">canNull</text:span><text:span text:style-name="T9">], ['</text:span><text:span text:style-name="T2">min'</text:span><text:span text:style-name="T9">=&gt;int], ['</text:span><text:span text:style-name="T2">max'</text:span><text:span text:style-name="T9">=&gt;int], ['</text:span><text:span text:style-name="T2">trim</text:span><text:span text:style-name="T9">'=&gt;boolean])<text:line-break/><text:tab/>Строка (html-теги вырезаются автоматически). </text:span><text:span text:style-name="T2">min</text:span><text:span text:style-name="T9"> — минимально допустимая длина строки; </text:span><text:span text:style-name="T2">max</text:span><text:span text:style-name="T9"> — максимально допустимая длина строки; </text:span><text:span text:style-name="T2">trim</text:span><text:span text:style-name="T9"> — надо ли обрезать ведущие и завершающие пробелы (по умолчанию false).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html</text:span><text:span text:style-name="T9">: array('html', [string </text:span><text:span text:style-name="T2">title</text:span><text:span text:style-name="T9">], [bool </text:span><text:span text:style-name="T2">canNull</text:span><text:span text:style-name="T9">])<text:line-break/><text:tab/>Произвольный текст или HTML-код.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пустое (имеет смысл только если canNull=true).</text:span></text:p>
      <text:p text:style-name="P8"><text:span text:style-name="T7">latin</text:span><text:span text:style-name="T9">: array('latin', [string </text:span><text:span text:style-name="T2">title</text:span><text:span text:style-name="T9">], [bool </text:span><text:span text:style-name="T2">canNull</text:span><text:span text:style-name="T9">])<text:line-break/><text:tab/>Строка, содержащая только латинские буквы, цифры, дефис и знак подчёркивания («_»).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email</text:span><text:span text:style-name="T9">: array('email', [string </text:span><text:span text:style-name="T2">title</text:span><text:span text:style-name="T9">], [bool </text:span><text:span text:style-name="T2">canNull</text:span><text:span text:style-name="T9">])<text:line-break/><text:tab/>Адрес электронной почты.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regular</text:span><text:span text:style-name="T9">: array('regular', [string </text:span><text:span text:style-name="T2">title</text:span><text:span text:style-name="T9">], [bool </text:span><text:span text:style-name="T2">canNull</text:span><text:span text:style-name="T9">], [string </text:span><text:span text:style-name="T2">expression</text:span><text:span text:style-name="T9">])<text:line-break/><text:tab/>Любое значение, удовлетворяющее заданному регулярному выражению </text:span><text:span text:style-name="T2">expression</text:span><text:span text:style-name="T9">.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содержит недопустимое значение.</text:span></text:p>
      <text:p text:style-name="P8"><text:span text:style-name="T7">captcha</text:span><text:span text:style-name="T9">: array('captcha')<text:line-break/><text:tab/>Каптча. Не требует дополнительных параметров.</text:span></text:p>
      <text:p text:style-name="P8"><text:span text:style-name="T7">callback</text:span><text:span text:style-name="T9">: array('callback', [string </text:span><text:span text:style-name="T2">title</text:span><text:span text:style-name="T9">], [bool </text:span><text:span text:style-name="T2">canNull</text:span><text:span text:style-name="T9">], [callback </text:span><text:span text:style-name="T2">function</text:span><text:span text:style-name="T9">])<text:line-break/><text:tab/>Валидация при помощи внешней функции </text:span><text:span text:style-name="T2">function</text:span><text:span text:style-name="T9">. </text:span><text:span text:style-name="T2">canNull</text:span><text:span text:style-name="T9"> — может ли поле быть пустым; </text:span><text:span text:style-name="T2">title</text:span><text:span text:style-name="T9"> — имя поля, используется для формирования текста ошибки, если поле пустое. 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text:soft-page-break/>Класс универсальной таблицы (<text:span text:style-name="T41">table)</text:span></text:h>
      <text:p text:style-name="P15">Представляет из себя генератор HTML-таблиц, может быть использован в роли представления. Этот класс используется только в административном интерфейсе.</text:p>
      <text:p text:style-name="P15">Работа с классом начинается с получения его экземпляра:</text:p>
      <text:p text:style-name="P15">$table=core::table();</text:p>
      <text:p text:style-name="P15">Реализацию класса можно найти в файле <text:span text:style-name="T4">/admin/core/html.php</text:span><text:span text:style-name="T7">.</text:span></text:p>
      <text:p text:style-name="P18">Общий алгоритм работы с классом такой:</text:p>
      <text:list xml:id="list7858683920561728480" text:style-name="L8">
        <text:list-item>
          <text:p text:style-name="P45">получить экземпляр класса</text:p>
        </text:list-item>
        <text:list-item>
          <text:p text:style-name="P45">установить заголовки столбцов</text:p>
        </text:list-item>
      </text:list>
      <text:p text:style-name="P18">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18">Типичный пример использования класса:</text:p>
      <text:p text:style-name="P18">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tab/><text:tab/>$t-&gt;link($item[1],'?controller=user&amp;action=groupItem&amp;id='.$item[0]);<text:line-break/><text:tab/><text:tab/>$t-&gt;delete('?controller=user&amp;action=groupDelete&amp;id='.$item[0]);<text:line-break/><text:tab/>}<text:line-break/><text:tab/>return $t; <text:line-break/>}</text:p>
      <text:h text:style-name="P59" text:outline-level="2">Методы класса</text:h>
      <text:p text:style-name="P15"><text:span text:style-name="T11">table::__construct</text:span><text:span text:style-name="T7">([string </text:span><text:span text:style-name="T4">html</text:span><text:span text:style-name="T7">]);<text:line-break/><text:tab/>Конструктор класса. Если задан атрибут </text:span><text:span text:style-name="T4">html</text:span><text:span text:style-name="T7">, то этот текст будет добавлен к HTML-тегу &lt;table&gt;.</text:span></text:p>
      <text:p text:style-name="P17"><text:span text:style-name="T7">table::th</text:span><text:span text:style-name="T9">(string </text:span><text:span text:style-name="T2">title</text:span><text:span text:style-name="T9">,[string </text:span><text:span text:style-name="T2">html</text:span><text:span text:style-name="T9">]);<text:line-break/><text:tab/>Добавляет к таблице один столбец (тег &lt;th&gt;). </text:span><text:span text:style-name="T2">title</text:span><text:span text:style-name="T9">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17"><text:span text:style-name="T7">table::rowTh</text:span><text:span text:style-name="T9">(mixed </text:span><text:span text:style-name="T2">data</text:span><text:span text:style-name="T9">);<text:line-break/></text:span><text:span text:style-name="T47"><text:tab/><text:tab/>Добавляет все заголовки столбцов таблицы (равносильно вызову table::th() несколько раз). Параметр </text:span><text:span text:style-name="T49">data</text:span><text:span text:style-name="T47">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17"><text:span text:style-name="T48">table::trHtml</text:span><text:span text:style-name="T47">(string </text:span><text:span text:style-name="T49">html</text:span><text:span text:style-name="T47">);<text:line-break/><text:tab/>Задаёт html-код, который должен быть дописан внутрь HTML-тега &lt;tr&gt; (например: «class="myClass"». Заданный текст будет добавляться к каждой строке.</text:span></text:p>
      <text:p text:style-name="P17"><text:span text:style-name="T48">table::row</text:span><text:span text:style-name="T47">(string </text:span><text:span text:style-name="T49">text</text:span><text:span text:style-name="T47">);<text:line-break/><text:tab/>Добавляет одну строку во всю ширину таблицы, </text:span><text:span text:style-name="T49">text</text:span><text:span text:style-name="T47"> — текст (или HTML), отображаемый внутри &lt;td&gt;.</text:span></text:p>
      <text:p text:style-name="P17"><text:span text:style-name="T48">table::table</text:span><text:span text:style-name="T47">(string </text:span><text:span text:style-name="T49">text</text:span><text:span text:style-name="T47">,[integer </text:span><text:span text:style-name="T49">colSpan</text:span><text:span text:style-name="T47">],[string </text:span><text:span text:style-name="T49">html</text:span><text:span text:style-name="T47">]);<text:line-break/></text:span><text:soft-page-break/><text:span text:style-name="T47"><text:tab/>Добавляет ячейку с произвольным текстом </text:span><text:span text:style-name="T49">text</text:span><text:span text:style-name="T47">. Параметр </text:span><text:span text:style-name="T49">colSpan </text:span><text:span text:style-name="T47">соответствует атрибуту colspan тега &lt;td&gt;. </text:span><text:span text:style-name="T49">Html</text:span><text:span text:style-name="T47"> — произвольный код, который необходимо дописать к теку &lt;td&gt; (например класс CSS).</text:span></text:p>
      <text:p text:style-name="P17"><text:span text:style-name="T48">table::link</text:span><text:span text:style-name="T47">(string </text:span><text:span text:style-name="T49">text</text:span><text:span text:style-name="T47">, string </text:span><text:span text:style-name="T49">link</text:span><text:span text:style-name="T47">, [integer </text:span><text:span text:style-name="T49">colSpan</text:span><text:span text:style-name="T47">],[string </text:span><text:span text:style-name="T49">html</text:span><text:span text:style-name="T47">]);<text:line-break/><text:tab/>Добавляет ячейку, содержащую ссылку на какую либо страницу админки. Параметр </text:span><text:span text:style-name="T49">text</text:span><text:span text:style-name="T47"> — заголовок ссылки, </text:span><text:span text:style-name="T49">link</text:span><text:span text:style-name="T47"> — адрес ссылки; </text:span><text:span text:style-name="T49">colSpan </text:span><text:span text:style-name="T47">соответствует атрибуту colspan тега &lt;td&gt;. </text:span><text:span text:style-name="T49">Html</text:span><text:span text:style-name="T47"> — произвольный код, который необходимо дописать к теку &lt;td&gt; (например класс CSS).</text:span></text:p>
      <text:p text:style-name="P17"><text:span text:style-name="T48">table::upDown</text:span><text:span text:style-name="T47">(string </text:span><text:span text:style-name="T49">link</text:span><text:span text:style-name="T47">, integer </text:span><text:span text:style-name="T49">index</text:span><text:span text:style-name="T47">, integer </text:span><text:span text:style-name="T49">count</text:span><text:span text:style-name="T47">);<text:line-break/><text:tab/>Добавляет ячейку, содержащую стрелки «вверх» и «вниз» для управления порядком отображения элементов. Параметр </text:span><text:span text:style-name="T49">link</text:span><text:span text:style-name="T47">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49">index</text:span><text:span text:style-name="T47"> — порядковый номер строки; </text:span><text:span text:style-name="T49">count</text:span><text:span text:style-name="T47"> — кол-во строк. Последние два параметра позволяют скрыть кнопку «вверх» у первой строки и кнопку «вниз» у последней.</text:span></text:p>
      <text:p text:style-name="P17"><text:span text:style-name="T48">table::delete</text:span><text:span text:style-name="T47">(string </text:span><text:span text:style-name="T49">link</text:span><text:span text:style-name="T47">,[string </text:span><text:span text:style-name="T49">confirm</text:span><text:span text:style-name="T47">]);<text:line-break/><text:tab/>Добавляет ячейку с кнопкой «удалить». </text:span><text:span text:style-name="T49">link</text:span><text:span text:style-name="T47"> — ссылка на страницу админки; </text:span><text:span text:style-name="T49">confirm</text:span><text:span text:style-name="T47"> — текст, содержащий предупреждение удаления, по умолчанию «Подтвердите удаление».</text:span></text:p>
      <text:p text:style-name="P17"><text:span text:style-name="T48">table::editDelete</text:span><text:span text:style-name="T47">(string </text:span><text:span text:style-name="T49">link</text:span><text:span text:style-name="T47">,[string </text:span><text:span text:style-name="T49">confirm</text:span><text:span text:style-name="T47">]);<text:line-break/><text:tab/>Добавляет ячейку с кнопками «редактировать» и «удалить». </text:span><text:span text:style-name="T49">link</text:span><text:span text:style-name="T47"> — ссылка на страницу админки, если в ссылке содержится слово «action», то к ней будет добавлено ключевое слово «Edit» или «Delete», в противном случае будет приписано «&amp;action=edit» или «&amp;action=delete»; </text:span><text:span text:style-name="T49">confirm</text:span><text:span text:style-name="T47"> — текст, содержащий предупреждение удаления, по умолчанию «Подтвердите удаление».</text:span></text:p>
      <text:p text:style-name="P17"><text:span text:style-name="T48">table::itemDelete</text:span><text:span text:style-name="T47">();<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17"><text:span text:style-name="T48">table::render</text:span><text:span text:style-name="T47">();<text:line-break/><text:tab/>Выводит HTML-представление таблицы.</text:span></text:p>
      <text:h text:style-name="Heading_20_1" text:outline-level="1">Работа с электронной почтой (класс <text:span text:style-name="T41">email)</text:span></text:h>
      <text:p text:style-name="P20">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20">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20">Сам файл шаблона — это файл с расширением «.html», который должен быть расположен в директории <text:span text:style-name="T4">/data/email</text:span><text:span text:style-name="T7">, если класс используется в общедоступной части сайта или в директории </text:span><text:span text:style-name="T4">/admin/data/email</text:span><text:span text:style-name="T7">, если класс используется в админке.</text:span></text:p>
      <text:p text:style-name="P20">Реализацию класса можно найти в файле <text:span text:style-name="T4">/core/email.php</text:span><text:span text:style-name="T7">.</text:span></text:p>
      <text:p text:style-name="P24">Вот типичный пример использования класса:</text:p>
      <text:p text:style-name="P24">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soft-page-break/><text:tab/>$e-&gt;messageTemplate('templateName',array( //<text:span text:style-name="T55">шаблон в /data/email/templateName.ru.html</text:span><text:line-break/><text:tab/><text:tab/>'name'=&gt;$data['name'],<text:line-break/><text:tab/><text:tab/>'email'=&gt;$data['email'],<text:line-break/><text:tab/><text:tab/>'message'=&gt;$data['message']<text:line-break/><text:tab/>));<text:line-break/><text:tab/>$e-&gt;send($data['email']); //отправить письмо адресату<text:line-break/>}</text:p>
      <text:h text:style-name="P59" text:outline-level="2">Методы класса</text:h>
      <text:p text:style-name="P27"><text:span text:style-name="T7">email::from</text:span><text:span text:style-name="T9">(string </text:span><text:span text:style-name="T2">email</text:span><text:span text:style-name="T9">,[string </text:span><text:span text:style-name="T2">name</text:span><text:span text:style-name="T9">]);<text:line-break/><text:tab/>Устанавливает поле «от кого»: </text:span><text:span text:style-name="T2">email</text:span><text:span text:style-name="T9"> — адрес электронной почты, </text:span><text:span text:style-name="T2">name</text:span><text:span text:style-name="T9"> (не обязательно) — имя отправителя.</text:span></text:p>
      <text:p text:style-name="P27"><text:span text:style-name="T7">email::subject</text:span><text:span text:style-name="T9">(string </text:span><text:span text:style-name="T2">value</text:span><text:span text:style-name="T9">);<text:line-break/><text:tab/>Задаёт тему письма.</text:span></text:p>
      <text:p text:style-name="P27"><text:span text:style-name="T7">email::message</text:span><text:span text:style-name="T9">(string </text:span><text:span text:style-name="T2">message</text:span><text:span text:style-name="T9">);<text:line-break/><text:tab/>Устанавливает текст сообщения (в формате HTML), альтернатива email::messageTemplate().</text:span></text:p>
      <text:p text:style-name="P28"><text:span text:style-name="T7">email::messageTemplate</text:span><text:span text:style-name="T9">(string </text:span><text:span text:style-name="T2">fileName</text:span><text:span text:style-name="T9">, array </text:span><text:span text:style-name="T2">data</text:span><text:span text:style-name="T9">);<text:line-break/><text:tab/>Устанавливает текст сообщения из шаблона, альтернатива email::message(). Имя файла шаблона задаётся в параметре </text:span><text:span text:style-name="T2">fileName</text:span><text:span text:style-name="T9"> (путь и расширение файла не указывать). </text:span><text:span text:style-name="T10">Если </text:span><text:span text:style-name="T3">fileName</text:span><text:span text:style-name="T10"> начинается с «admin/», то шаблон будет взят из директория «/admin/data/email» (тут должны находиться шаблоны писем предназначенные для администрации сайта), в противном случае — из «/data/email» (тут должны храниться шаблоны писем, не предназначенные для администрации сайта). При этом имя файла общедоступной части должно содержать метку языка: <text:s/></text:span><text:span text:style-name="T8">ИМЯ_ШАБЛОНА.ЯЗЫК.html</text:span><text:span text:style-name="T10">. Для административной части сайта имя файла шаблона </text:span><text:span text:style-name="T8">язык</text:span><text:span text:style-name="T10"> не содержит.</text:span></text:p>
      <text:p text:style-name="P28"><text:span text:style-name="T9">Параметр </text:span><text:span text:style-name="T2">data</text:span><text:span text:style-name="T9"> — это ассоциативный массив, содержащий данные для подстановки в шаблон, где ключи соответствуют именам меток в шаблоне.</text:span></text:p>
      <text:p text:style-name="P27"><text:span text:style-name="T7">email::returnPath</text:span><text:span text:style-name="T9">(string </text:span><text:span text:style-name="T2">email</text:span><text:span text:style-name="T9">);<text:line-break/><text:tab/>Задаёт адрес электронной почты, на который должно вернуться письмо в случае, если его доставить не удалось.</text:span></text:p>
      <text:p text:style-name="P27"><text:span text:style-name="T7">email::replyTo</text:span><text:span text:style-name="T9">(string </text:span><text:span text:style-name="T2">email</text:span><text:span text:style-name="T9">, [string </text:span><text:span text:style-name="T2">name</text:span><text:span text:style-name="T9">]);<text:line-break/><text:tab/>Задаёт адрес электронной почты (а также имя получателя), на который необходимо пересылать ответы на письмо.</text:span></text:p>
      <text:p text:style-name="P27"><text:span text:style-name="T7">email::attach</text:span><text:span text:style-name="T9">(string </text:span><text:span text:style-name="T2">filename</text:span><text:span text:style-name="T9">, string </text:span><text:span text:style-name="T2">id</text:span><text:span text:style-name="T9">, [string </text:span><text:span text:style-name="T2">type</text:span><text:span text:style-name="T9">]);<text:line-break/><text:tab/>Добавляет к письму вложенный файл </text:span><text:span text:style-name="T2">filename</text:span><text:span text:style-name="T9">. Имя файла должно содержать полный путь. Параметр </text:span><text:span text:style-name="T2">id</text:span><text:span text:style-name="T9"> — это имя файла внутри письма, если MIME-тип в параметре </text:span><text:span text:style-name="T2">type</text:span><text:span text:style-name="T9"> не задан, то будет установлен «application/octet-stream».</text:span></text:p>
      <text:p text:style-name="P27"><text:span text:style-name="T7">email::attachImage</text:span><text:span text:style-name="T9">(string </text:span><text:span text:style-name="T2">filename</text:span><text:span text:style-name="T9">, [string </text:span><text:span text:style-name="T2">type</text:span><text:span text:style-name="T9">]);<text:line-break/><text:tab/>Добавляет к письму вложенное изображение. Имя файла должно содержать полный путь. Параметр </text:span><text:span text:style-name="T2">type</text:span><text:span text:style-name="T9">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25"><text:tab/>Функция возвращает идентификатор, по которому можно вставить изображение в текст сообщения.</text:p>
      <text:p text:style-name="P27"><text:span text:style-name="T7">email::getImg</text:span><text:span text:style-name="T9">(string </text:span><text:span text:style-name="T2">id</text:span><text:span text:style-name="T9">);<text:line-break/><text:tab/>Возвращает строку, содержащую HTML-тег &lt;img&gt;. </text:span><text:span text:style-name="T2">id</text:span><text:span text:style-name="T9"> — идентификатор, полученный функцией </text:span><text:soft-page-break/><text:span text:style-name="T9">email::attachImage().</text:span></text:p>
      <text:p text:style-name="P27"><text:span text:style-name="T7">email::send</text:span><text:span text:style-name="T9">(string </text:span><text:span text:style-name="T2">email</text:span><text:span text:style-name="T9">);<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46">Работа с изображениями (класс </text:span><text:span text:style-name="T41">picture)</text:span></text:h>
      <text:p text:style-name="P20">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20">Реализацию класса можно найти в файле <text:span text:style-name="T4">/core/picture.php</text:span><text:span text:style-name="T7">.</text:span></text:p>
      <text:p text:style-name="P20"><text:span text:style-name="T7">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4">save()</text:span><text:span text:style-name="T7">,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4">save()</text:span><text:span text:style-name="T7">, которых сохранит другую копию обраотанного изображения.</text:span></text:p>
      <text:p text:style-name="P24">Типичный алгоритм использования класса:</text:p>
      <text:p text:style-name="P24">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59" text:outline-level="2">Методы класса</text:h>
      <text:p text:style-name="P8"><text:span text:style-name="T7">picture::__controller</text:span><text:span text:style-name="T9">(string </text:span><text:span text:style-name="T2">fileName</text:span><text:span text:style-name="T9">, [string </text:span><text:span text:style-name="T2">type</text:span><text:span text:style-name="T9">]);<text:line-break/><text:tab/>Конструктор класса. </text:span><text:span text:style-name="T2">fileName</text:span><text:span text:style-name="T9"> — имя файла (должно включать полный путь); </text:span><text:span text:style-name="T2">type</text:span><text:span text:style-name="T9"> — MIME-тип изображения (допустимо указывать расширение имя файла). MIME-тип необходимо указывать в тех случаях, когда </text:span><text:span text:style-name="T2">fileName</text:span><text:span text:style-name="T9"> не содержит расширения файла и нет возможности определить его тип.</text:span></text:p>
      <text:p text:style-name="P2"><text:tab/>Если файл не является корректным изображением, то переменная controller::$error будет содержать текст сообщения об ошибке.</text:p>
      <text:p text:style-name="P8"><text:span text:style-name="T7">picture::resize</text:span><text:span text:style-name="T9">([mixed </text:span><text:span text:style-name="T2">width</text:span><text:span text:style-name="T9">], [mixed </text:span><text:span text:style-name="T2">height</text:span><text:span text:style-name="T9">]);<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2">width</text:span><text:span text:style-name="T9"> и </text:span><text:span text:style-name="T2">height</text:span><text:span text:style-name="T9">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2"><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Width</text:p>
          </table:table-cell>
          <table:table-cell table:style-name="Таблица1.A1" office:value-type="string">
            <text:p text:style-name="P30">Height</text:p>
          </table:table-cell>
          <table:table-cell table:style-name="Таблица1.C1" office:value-type="string">
            <text:p text:style-name="P30">Результат</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null</text:p>
          </table:table-cell>
          <table:table-cell table:style-name="Таблица1.C2" office:value-type="string">
            <text:p text:style-name="Table_20_Contents">Ширина — 400 пикселей, высота — пропорционально исходной</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300</text:p>
          </table:table-cell>
          <table:table-cell table:style-name="Таблица1.C2" office:value-type="string">
            <text:p text:style-name="Table_20_Contents">Ширина — 400 пикселей, высота — 300 пикселей</text:p>
          </table:table-cell>
        </table:table-row>
        <table:table-row>
          <table:table-cell table:style-name="Таблица1.A2" office:value-type="string">
            <text:p text:style-name="Table_20_Contents">&lt;600</text:p>
          </table:table-cell>
          <table:table-cell table:style-name="Таблица1.A2" office:value-type="string">
            <text:p text:style-name="Table_20_Contents">null</text:p>
          </table:table-cell>
          <table:table-cell table:style-name="Таблица1.C2" office:value-type="string">
            <text:p text:style-name="Table_20_Contents">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ext:soft-page-break/>
        <table:table-row>
          <table:table-cell table:style-name="Таблица1.A2" office:value-type="string">
            <text:p text:style-name="Table_20_Contents">&lt;800</text:p>
          </table:table-cell>
          <table:table-cell table:style-name="Таблица1.A2" office:value-type="string">
            <text:p text:style-name="Table_20_Contents">&lt;600</text:p>
          </table:table-cell>
          <table:table-cell table:style-name="Таблица1.C2" office:value-type="string">
            <text:p text:style-name="Table_20_Contents">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Table_20_Contents">null</text:p>
          </table:table-cell>
          <table:table-cell table:style-name="Таблица1.A2" office:value-type="string">
            <text:p text:style-name="Table_20_Contents">&gt;300</text:p>
          </table:table-cell>
          <table:table-cell table:style-name="Таблица1.C2" office:value-type="string">
            <text:p text:style-name="Table_20_Contents">Высота будет растянута до 300 пикселей, если исходная меньше. Ширина пропорциональна исходной.</text:p>
          </table:table-cell>
        </table:table-row>
      </table:table>
      <text:p text:style-name="P8"/>
      <text:p text:style-name="P8"><text:span text:style-name="T7">picture::watermark</text:span><text:span text:style-name="T9">(string </text:span><text:span text:style-name="T2">fileName</text:span><text:span text:style-name="T9">, mixed </text:span><text:span text:style-name="T2">x</text:span><text:span text:style-name="T9">, mixed </text:span><text:span text:style-name="T2">y</text:span><text:span text:style-name="T9">);<text:line-break/><text:tab/>Накладывает водный знак на изображение. </text:span><text:span text:style-name="T2">fiileName</text:span><text:span text:style-name="T9"> — имя файла изображения, содержащего водный знак. Параметры </text:span><text:span text:style-name="T2">x</text:span><text:span text:style-name="T9"> и </text:span><text:span text:style-name="T2">y</text:span><text:span text:style-name="T9">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8"><text:span text:style-name="T7">picture::save</text:span><text:span text:style-name="T9">(string </text:span><text:span text:style-name="T2">fileName</text:span><text:span text:style-name="T9">, [integer </text:span><text:span text:style-name="T2">quality</text:span><text:span text:style-name="T9">], [string </text:span><text:span text:style-name="T2">type</text:span><text:span text:style-name="T9">]);<text:line-break/><text:tab/>Сохраняет обработанное изображение в файл. Параметр </text:span><text:span text:style-name="T2">fileName</text:span><text:span text:style-name="T9"> (имя файла) необходимо указывать БЕЗ РАСШИРЕНИЯ. </text:span><text:span text:style-name="T2">quality</text:span><text:span text:style-name="T9"> — качество изображения для формата JPEG (число от 1 до 100). </text:span><text:span text:style-name="T2">type</text:span><text:span text:style-name="T9"> — MIME-тип (допускается указывать расширение файла), если не указан, то будет сохранён в том же формате, что и исходный файл.</text:span></text:p>
      <text:p text:style-name="P8"><text:span text:style-name="T9"><text:tab/>Функция picture::save() возвращает расширение сохранённого файла или </text:span><text:span text:style-name="T7">false</text:span><text:span text:style-name="T9"> в случае неудачи.</text:span></text:p>
      <text:p text:style-name="P2">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доработан в будущем.</text:p>
      <text:h text:style-name="P56" text:outline-level="1">Разработка дополнительных модулей</text:h>
      <text:p text:style-name="P2">В этом разделе описан процесс разработки своих независимых модулей. В первой части описан сам процесс создания, а во второй — как сделать модуль переносимым (если это требуется).</text:p>
      <text:p text:style-name="P2">Разработку модуля можно разделить на два направления: создание модуля индивидуально для конкретного сайта и создание переносимого модуля, нацеленного на повторное использование. В последующем разделе «этапы разработки модуля» отличия в этих подходах оговорены.</text:p>
      <text:h text:style-name="P58" text:outline-level="2">Этапы разработки модуля</text:h>
      <text:p text:style-name="P2">Последовательность действий следующая:</text:p>
      <text:p text:style-name="P2">1. В административном интерфейсе сайта нажать кнопку «инструменты разработчика» (соответствующий модуль должен быть установлен), далее сделать снимок сайта на вкладке «снимок движка». Система «запомнит» состояние файловой системы, а также базы данных — это простой способ в последствии отследить все вносимые изменения, чтобы создать переносимый модуль. Если модуль разрабатывается исключительно для одного сайта, то снимок состояния движка, конечно, не нужен.</text:p>
      <text:p text:style-name="P2">2. Создаются файлы контроллеров, моделей, представлений и любые другие необходимые ресурсы.</text:p>
      <text:p text:style-name="Text_20_body"><text:span text:style-name="T9">3. Для того, чтобы добавить в меню ссылку на страницу создаваемого модуля, можно выбрать тип «произвольная ссылка» и вписать требуемый URL-адрес без ведущего слеша (система подмены ссылок </text:span><text:soft-page-break/><text:span text:style-name="T9">будет работать). Если же создаётся переносимый модуль, то необходимо реализовать </text:span><text:span text:style-name="T1">типы пунктов меню</text:span><text:span text:style-name="T9">. Для этого нужно добавить записи в базу данных в таблицу </text:span><text:span text:style-name="T2">menuType</text:span><text:span text:style-name="T9">. Назначение полей следующее:</text:span></text:p>
      <text:list xml:id="list6444697058639861425" text:style-name="L9">
        <text:list-item>
          <text:p text:style-name="P41"><text:span text:style-name="T16">title</text:span><text:span text:style-name="T9"> — название типа пункта меню, отображаемое на странице добавления пункта меню;</text:span></text:p>
        </text:list-item>
        <text:list-item>
          <text:p text:style-name="P41"><text:span text:style-name="T16">controller</text:span><text:span text:style-name="T9"> и </text:span><text:span text:style-name="T16">action</text:span><text:span text:style-name="T9"> — имя контроллера и действия административной части сайта, определяют скрипт и процедуру, которая будет обрабатывать запрос добавления пунктов меню (подробнее в разделе «админка»).</text:span></text:p>
        </text:list-item>
      </text:list>
      <text:p text:style-name="P10"><text:span text:style-name="T9">После добавления записей в таблицу </text:span><text:span text:style-name="T16">menuType</text:span><text:span text:style-name="T9">, в диалоговом окне выбора типа пункта меню появятся только что созданные. Теперь необходимо создать контроллер админки (если его ещё нет) и добавить </text:span><text:span text:style-name="T16">действие</text:span><text:span text:style-name="T9">. Оно должно показывать форму, запрашивающую дополнительные параметры, необходимые для формирования ссылки. Соответствующее </text:span><text:span text:style-name="T16">submit-действие</text:span><text:span text:style-name="T9"> по полученным от формы данным должно вернуть сформированную ссылку.</text:span></text:p>
      <text:p text:style-name="P10"><text:span text:style-name="T9">4. Если необходимо создавать «полноценные» виджеты (можно вставить в шаблон тег {{widget}} — это будет работать без дополнительных манипуляций), то в базу данных нужно добавить записи в таблицу </text:span><text:span text:style-name="T16">widgetType</text:span><text:span text:style-name="T9">. Назначение полей следующее:</text:span></text:p>
      <text:list xml:id="list5070531293214025363" text:style-name="L10">
        <text:list-item>
          <text:p text:style-name="P42"><text:span text:style-name="T16">name</text:span><text:span text:style-name="T9"> — системное имя виджета;</text:span></text:p>
        </text:list-item>
        <text:list-item>
          <text:p text:style-name="P42"><text:span text:style-name="T16">title</text:span><text:span text:style-name="T9"> — название виджета, отображаемое в диалоговом окне выбора типа создаваемого виджета;</text:span></text:p>
        </text:list-item>
        <text:list-item>
          <text:p text:style-name="P42"><text:span text:style-name="T16">controller </text:span><text:span text:style-name="T9">и </text:span><text:span text:style-name="T16">action</text:span><text:span text:style-name="T9"> — имя контроллера и дейстия административной части сайта, определяют скрипт и процедуру, которая будет обрабатывать запрос создания/изменения виджета.</text:span></text:p>
        </text:list-item>
      </text:list>
      <text:p text:style-name="P10"><text:span text:style-name="T9">После добавления записей в таблицу </text:span><text:span text:style-name="T16">widgetType</text:span><text:span text:style-name="T9">, в диалоговом окне создания виджета появятся вновь созданные. Теперь необходимо создать контроллер админки (если его ещё нет) и добавить </text:span><text:span text:style-name="T16">действие</text:span><text:span text:style-name="T9">. Оно должно отображать форму, запрашивающую параметры виджета. Соответствующее </text:span><text:span text:style-name="T16">submit-действие</text:span><text:span text:style-name="T9"> должно возвращать ассоциативный массив параметров виджета.</text:span></text:p>
      <text:p text:style-name="P10"><text:span text:style-name="T9">5. Если этого не требуется, то можно не заниматься настройкой прав доступа к управлению модулем. Для этого во всех контроллерах административной части сайта нужно создать метод </text:span><text:span text:style-name="T16">right</text:span><text:span text:style-name="T9">, который всегда будет возвращать </text:span><text:span text:style-name="T15">false</text:span><text:span text:style-name="T9">. Таким образом доступ к модулю будут иметь только суперпользователи. Если же настройка прав действительно требуется, то необходимо в базу данных добавить записи в таблицу </text:span><text:span text:style-name="T16">userRight</text:span><text:span text:style-name="T9">. Назначеие полей следующее:</text:span></text:p>
      <text:list xml:id="list7407441396071082039" text:style-name="L11">
        <text:list-item>
          <text:p text:style-name="P43"><text:span text:style-name="T16">module</text:span><text:span text:style-name="T9"> — имя модуля и имя группы прав (разделены точкой);</text:span></text:p>
        </text:list-item>
        <text:list-item>
          <text:p text:style-name="P43"><text:span text:style-name="T16">groupId</text:span><text:span text:style-name="T9"> — список групп пользователей, которые имеют доступ к данной группе прав. Это поле заполняется автоматически, его необходимо оставить пустым;</text:span></text:p>
        </text:list-item>
        <text:list-item>
          <text:p text:style-name="P43"><text:span text:style-name="T16">description</text:span><text:span text:style-name="T9"> — краткое описание группы прав доступа, отображаемое в диалоговом окне настройки доступа для группы пользователей;</text:span></text:p>
        </text:list-item>
        <text:list-item>
          <text:p text:style-name="P43"><text:span text:style-name="T16">picture</text:span><text:span text:style-name="T9"> — имя файла иконки (в директории /admin/public/icon), для размещения ссылки в общих элементов управления (пиктограммы админки, располагаемые в левом верхнем углу любой страницы сайта).</text:span></text:p>
        </text:list-item>
      </text:list>
      <text:p text:style-name="P10"><text:span text:style-name="T9">Поле </text:span><text:span text:style-name="T16">picture</text:span><text:span text:style-name="T9"> предназначено для того, чтобы разместить кнопку админки общего назначения: если это поле не пустое, то будет добавлена соответствующая ссылка. Возможно, такой подход покажется странным, но на практике это оказалось весьма удобно. При этом содержимое поля </text:span><text:span text:style-name="T16">module</text:span><text:span text:style-name="T9"> расценивается иначе: это имя контроллера и имя действия (разделённые точкой), которые указывают на соответствующую страницу админки. При этом, если поле </text:span><text:span text:style-name="T16">module</text:span><text:span text:style-name="T9"> содержит символ «*», то именем действия будет «index».</text:span></text:p>
      <text:h text:style-name="P60" text:outline-level="2"><text:soft-page-break/>Создание переносимого модуля</text:h>
      <text:p text:style-name="P2">Переносимый модуль — это ZIP-архив, который содержит следующие составляющие:</text:p>
      <text:p text:style-name="P2">1. Собственно все файлы модуля (структура директориев соответствует структуре директориев сайта).</text:p>
      <text:p text:style-name="P2">2. Файл module.ini, который содержит информацию о модуле: название, версия, типы виджетов, типы пунктов меню, группы прав доступа.</text:p>
      <text:p text:style-name="P2">3. Файлы (если требуется) install.mysql.sql и install.sqlite.sql — содержат SQL-инструкции инициализации базы данных для соответствующей СУБД. Создаваемые таблицы отслеживаются и при удалении модуля будут разрушены автоматически.</text:p>
      <text:p text:style-name="P2">4. Файл install.php (если требуется), содержащий скрипты, которые необходимо выполнить перед установкой модуля (installBefore) и после установки (installAfter).</text:p>
      <text:p text:style-name="P2">5. Файл uninstall.php (если требуется), содержащий скрипты, которые необходимо выполнить перед удалением (uninstallBefore) и после удаления (uninstallAfter) модуля.</text:p>
      <text:p text:style-name="P2">При установке модуля система автоматически настраивает обработчики событий исходя из наличия файлов в директориях /hook и /admin/hook.</text:p>
      <text:p text:style-name="P2">Чтобы создать переносимый модуль, необходимо перед началом работы создать снимок состояния системы в «инструменты разработчика». После того, как модуль будет готов (этапы описаны в предыдущем разделе), необходимо вновь перейти на страницу «инструменты разработчика» и на вкладке «снимок движка» нажать кнопку «сравнить».</text:p>
      <text:p text:style-name="P2">Система отобразит все сделанные изменения, а также создаст шаблон модуля. Теперь необходимо зарегистрировать в системе уже установленный модуль так, как это описано в диалоговом окне. А именно: добавить информацию о модуле в файл /admin/config/_module.php и сохранить предложенный файл в /admin/module/ИМЯ_МОДУЛЯ.php.</text:p>
      <text:p text:style-name="Text_20_body"><text:span text:style-name="T9">Теперь модуль корректно установлен. Чтобы создать переносимую версию, нужно вновь открыть «инструменты разработчика», перейти на вкладку «модуль» и выполнить экспорт только что созданного модуля. Остаётся только добавить файлы install.mysql.sql и install.sqlite.sql (если требуется), которые содержат SQL-инструкции инициализации СУБД, скрипт install.php (если требуется), который может содержать функции </text:span><text:span text:style-name="T2">installBefore</text:span><text:span text:style-name="T9">($version), </text:span><text:span text:style-name="T2">installAfter</text:span><text:span text:style-name="T9">($version), </text:span><text:span text:style-name="T2">uninstallBefore</text:span><text:span text:style-name="T9">() и </text:span><text:span text:style-name="T2">uninstallAfter</text:span><text:span text:style-name="T9">($version).</text:span></text:p>
      <text:p text:style-name="Text_20_body"><text:span text:style-name="T9">Функции со словом «before» выполняются до установки или удаления модуля — они должны проверить возможность установки/удаления и вернуть </text:span><text:span text:style-name="T1">true</text:span><text:span text:style-name="T9">, если установка/удаление возможно и </text:span><text:span text:style-name="T1">false</text:span><text:span text:style-name="T9"> в противном случае. Процедуры со словом «after» вызываются после установки/удаления и позволяют провести дополнительные настройки и удаление «мусора». Параметр $version содержит версию модуля в том случае, если модуль уже был ранее установлен (нужно провести не установку, а обновление). Если модуль устанавливается впервые, то этот параметр будет содержать </text:span><text:span text:style-name="T1">null</text:span><text:span text:style-name="T9">. В функции </text:span><text:span text:style-name="T2">uninstallAfter()</text:span><text:span text:style-name="T9"> параметр </text:span><text:span text:style-name="T2">$version</text:span><text:span text:style-name="T9"> будет содержать номер версии только в том случае, если в процессе установки новой версии модуля произошёл какой-то сбой и сейчас принимается попытка отменить установку.</text:span></text:p>
      <text:p text:style-name="P2">Обратите внимание на файлы install.mysql.sql и install.sqlite.sql: инструкции в этих файлах будут выполнены только при первичной установке модул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0T22:53:11.146891944</dc:date>
    <meta:generator>LibreOffice/4.2.8.2$Linux_X86_64 LibreOffice_project/420m0$Build-2</meta:generator>
    <meta:editing-duration>P1DT3H39M47S</meta:editing-duration>
    <meta:editing-cycles>215</meta:editing-cycles>
    <meta:document-statistic meta:table-count="1" meta:image-count="0" meta:object-count="0" meta:page-count="39" meta:paragraph-count="641" meta:word-count="13361" meta:character-count="106148" meta:non-whitespace-character-count="92943"/>
  </office:meta>
</office:document-meta>
</file>